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icrosoft YaHei" svg:font-family="'Microsoft YaHei'"/>
    <style:font-face style:name="Monospace1" svg:font-family="Monospace" style:font-family-generic="roman"/>
    <style:font-face style:name="Monospace" svg:font-family="Monospace"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表格2" style:family="table">
      <style:table-properties style:width="9.634cm" table:align="left"/>
    </style:style>
    <style:style style:name="表格2.A" style:family="table-column">
      <style:table-column-properties style:column-width="4.553cm"/>
    </style:style>
    <style:style style:name="表格2.B" style:family="table-column">
      <style:table-column-properties style:column-width="5.082cm"/>
    </style:style>
    <style:style style:name="表格2.A1" style:family="table-cell">
      <style:table-cell-properties style:vertical-align="middle" fo:padding="0.049cm" fo:border="none"/>
    </style:style>
    <style:style style:name="P1" style:family="paragraph" style:parent-style-name="Standard">
      <style:text-properties fo:color="#000000" style:font-name="Monospace" fo:font-size="10pt" style:font-name-asian="Monospace" style:font-size-asian="10pt" style:font-name-complex="Monospace" style:font-size-complex="10pt"/>
    </style:style>
    <style:style style:name="P2" style:family="paragraph" style:parent-style-name="Standard">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3" style:family="paragraph" style:parent-style-name="Standard">
      <style:text-properties fo:color="#000000" style:font-name="Monospace" fo:font-size="10pt" fo:font-weight="normal" officeooo:rsid="000f9412" officeooo:paragraph-rsid="000f9412" style:font-name-asian="Monospace" style:font-size-asian="10pt" style:font-weight-asian="normal" style:font-name-complex="Monospace" style:font-size-complex="10pt" style:font-weight-complex="normal"/>
    </style:style>
    <style:style style:name="P4" style:family="paragraph" style:parent-style-name="Standard">
      <style:text-properties fo:color="#000000" style:font-name="Monospace" fo:font-size="10pt" fo:font-weight="normal" officeooo:rsid="000f9412" officeooo:paragraph-rsid="0011e3d1" style:font-name-asian="Monospace" style:font-size-asian="10pt" style:font-weight-asian="normal" style:font-name-complex="Monospace" style:font-size-complex="10pt" style:font-weight-complex="normal"/>
    </style:style>
    <style:style style:name="P5" style:family="paragraph" style:parent-style-name="Standard">
      <style:text-properties fo:color="#000000" style:font-name="Monospace" fo:font-size="10pt" fo:font-weight="normal" officeooo:rsid="0011e3d1" officeooo:paragraph-rsid="0011e3d1" style:font-name-asian="Monospace" style:font-size-asian="10pt" style:font-weight-asian="normal" style:font-name-complex="Monospace" style:font-size-complex="10pt" style:font-weight-complex="normal"/>
    </style:style>
    <style:style style:name="P6" style:family="paragraph" style:parent-style-name="Standard">
      <style:text-properties fo:color="#000000" style:font-name="Monospace" fo:font-size="10pt" fo:font-weight="normal" officeooo:rsid="00137433" officeooo:paragraph-rsid="00137433" style:font-name-asian="Monospace" style:font-size-asian="10pt" style:font-weight-asian="normal" style:font-name-complex="Monospace" style:font-size-complex="10pt" style:font-weight-complex="normal"/>
    </style:style>
    <style:style style:name="P7" style:family="paragraph" style:parent-style-name="Standard">
      <style:text-properties fo:color="#000000" style:font-name="Monospace" fo:font-size="10pt" fo:font-weight="normal" officeooo:rsid="0013fe49" officeooo:paragraph-rsid="0013fe49" style:font-name-asian="Monospace" style:font-size-asian="10pt" style:font-weight-asian="normal" style:font-name-complex="Monospace" style:font-size-complex="10pt" style:font-weight-complex="normal"/>
    </style:style>
    <style:style style:name="P8" style:family="paragraph" style:parent-style-name="Standard">
      <style:text-properties fo:color="#000000" style:font-name="Monospace" fo:font-size="10pt" fo:font-weight="normal" officeooo:rsid="0014d1fd" officeooo:paragraph-rsid="0014d1fd" style:font-name-asian="Monospace" style:font-size-asian="10pt" style:font-weight-asian="normal" style:font-name-complex="Monospace" style:font-size-complex="10pt" style:font-weight-complex="normal"/>
    </style:style>
    <style:style style:name="P9" style:family="paragraph" style:parent-style-name="Standard">
      <style:text-properties fo:color="#000000" style:font-name="Monospace" fo:font-size="10pt" fo:font-weight="normal" officeooo:rsid="0016c9b2" officeooo:paragraph-rsid="0016c9b2" style:font-name-asian="Monospace" style:font-size-asian="10pt" style:font-weight-asian="normal" style:font-name-complex="Monospace" style:font-size-complex="10pt" style:font-weight-complex="normal"/>
    </style:style>
    <style:style style:name="P10" style:family="paragraph" style:parent-style-name="Standard">
      <style:text-properties fo:color="#000000" style:font-name="Monospace" fo:font-size="10pt" fo:font-weight="normal" officeooo:rsid="00170331" officeooo:paragraph-rsid="00170331" style:font-name-asian="Monospace" style:font-size-asian="10pt" style:font-weight-asian="normal" style:font-name-complex="Monospace" style:font-size-complex="10pt" style:font-weight-complex="normal"/>
    </style:style>
    <style:style style:name="P11" style:family="paragraph" style:parent-style-name="Standard">
      <style:text-properties fo:color="#000000" style:font-name="Monospace" fo:font-size="10pt" fo:font-weight="normal" officeooo:rsid="00183215" officeooo:paragraph-rsid="00183215" style:font-name-asian="Monospace" style:font-size-asian="10pt" style:font-weight-asian="normal" style:font-name-complex="Monospace" style:font-size-complex="10pt" style:font-weight-complex="normal"/>
    </style:style>
    <style:style style:name="P12" style:family="paragraph" style:parent-style-name="Standard">
      <style:text-properties fo:color="#000000" style:font-name="Monospace" fo:font-size="10pt" fo:font-weight="normal" officeooo:rsid="001b2a9e" officeooo:paragraph-rsid="001b2a9e" style:font-name-asian="Monospace" style:font-size-asian="10pt" style:font-weight-asian="normal" style:font-name-complex="Monospace" style:font-size-complex="10pt" style:font-weight-complex="normal"/>
    </style:style>
    <style:style style:name="P13" style:family="paragraph" style:parent-style-name="Standard">
      <style:text-properties fo:color="#000000" style:font-name="Monospace" fo:font-size="10pt" fo:font-weight="normal" officeooo:rsid="001b8b0a" officeooo:paragraph-rsid="001b8b0a" style:font-name-asian="Monospace" style:font-size-asian="10pt" style:font-weight-asian="normal" style:font-name-complex="Monospace" style:font-size-complex="10pt" style:font-weight-complex="normal"/>
    </style:style>
    <style:style style:name="P14" style:family="paragraph" style:parent-style-name="Standard">
      <style:text-properties fo:color="#000000" style:font-name="Monospace" fo:font-size="10pt" fo:font-weight="normal" officeooo:rsid="0020dd25" officeooo:paragraph-rsid="0020dd25" style:font-name-asian="Monospace" style:font-size-asian="10pt" style:font-weight-asian="normal" style:font-name-complex="Monospace" style:font-size-complex="10pt" style:font-weight-complex="normal"/>
    </style:style>
    <style:style style:name="P15" style:family="paragraph" style:parent-style-name="Standard">
      <style:text-properties fo:color="#000000" style:font-name="Monospace" fo:font-size="10pt" fo:font-weight="bold" officeooo:rsid="000f9412" officeooo:paragraph-rsid="000f9412" style:font-name-asian="Monospace" style:font-size-asian="10pt" style:font-weight-asian="bold" style:font-name-complex="Monospace" style:font-size-complex="10pt" style:font-weight-complex="bold"/>
    </style:style>
    <style:style style:name="P16" style:family="paragraph" style:parent-style-name="Standard">
      <style:text-properties fo:color="#000000" style:font-name="Monospace" fo:font-size="10pt" fo:font-style="italic" fo:font-weight="normal" officeooo:rsid="002434b3" officeooo:paragraph-rsid="002434b3" style:font-name-asian="Monospace" style:font-size-asian="10pt" style:font-style-asian="italic" style:font-weight-asian="normal" style:font-name-complex="Monospace" style:font-size-complex="10pt" style:font-weight-complex="normal"/>
    </style:style>
    <style:style style:name="P17" style:family="paragraph" style:parent-style-name="Standard">
      <style:text-properties fo:color="#000000" style:font-name="Monospace" fo:font-size="10pt" fo:font-style="italic" fo:font-weight="normal" officeooo:rsid="00191682" officeooo:paragraph-rsid="002434b3" style:font-name-asian="Monospace" style:font-size-asian="10pt" style:font-style-asian="italic" style:font-weight-asian="normal" style:font-name-complex="Monospace" style:font-size-complex="10pt" style:font-weight-complex="normal"/>
    </style:style>
    <style:style style:name="P18" style:family="paragraph" style:parent-style-name="Standard">
      <style:text-properties fo:color="#000000" style:font-name="Monospace" fo:font-size="10pt" fo:font-style="italic" fo:font-weight="normal" officeooo:rsid="00191682" officeooo:paragraph-rsid="00248601" style:font-name-asian="Monospace" style:font-size-asian="10pt" style:font-style-asian="italic" style:font-weight-asian="normal" style:font-name-complex="Monospace" style:font-size-complex="10pt" style:font-weight-complex="normal"/>
    </style:style>
    <style:style style:name="P19" style:family="paragraph" style:parent-style-name="Standard">
      <style:text-properties fo:color="#000000" style:font-name="Monospace" fo:font-size="10pt" fo:font-style="italic" fo:font-weight="normal" officeooo:rsid="00248601" officeooo:paragraph-rsid="00248601" style:font-name-asian="Monospace" style:font-size-asian="10pt" style:font-style-asian="italic" style:font-weight-asian="normal" style:font-name-complex="Monospace" style:font-size-complex="10pt" style:font-weight-complex="normal"/>
    </style:style>
    <style:style style:name="P20" style:family="paragraph" style:parent-style-name="Standard">
      <style:text-properties fo:color="#000000" style:font-name="Monospace" fo:font-size="10pt" fo:font-style="italic" fo:font-weight="normal" officeooo:rsid="0025c725" officeooo:paragraph-rsid="0025c725" style:font-name-asian="Monospace" style:font-size-asian="10pt" style:font-style-asian="italic" style:font-weight-asian="normal" style:font-name-complex="Monospace" style:font-size-complex="10pt" style:font-weight-complex="normal"/>
    </style:style>
    <style:style style:name="P21" style:family="paragraph" style:parent-style-name="Standard">
      <style:text-properties fo:color="#000000" style:font-name="Monospace" fo:font-size="10pt" fo:font-style="italic" fo:font-weight="normal" officeooo:rsid="00183215" officeooo:paragraph-rsid="00377ff4" style:font-name-asian="Monospace" style:font-size-asian="10pt" style:font-style-asian="italic" style:font-weight-asian="normal" style:font-name-complex="Monospace" style:font-size-complex="10pt" style:font-weight-complex="normal"/>
    </style:style>
    <style:style style:name="P22" style:family="paragraph" style:parent-style-name="Standard">
      <style:text-properties fo:color="#000000" style:font-name="Monospace" fo:font-size="10pt" fo:font-style="italic" fo:font-weight="normal" officeooo:rsid="00381713" officeooo:paragraph-rsid="00381713" style:font-name-asian="Monospace" style:font-size-asian="10pt" style:font-style-asian="italic" style:font-weight-asian="normal" style:font-name-complex="Monospace" style:font-size-complex="10pt" style:font-weight-complex="normal"/>
    </style:style>
    <style:style style:name="P23" style:family="paragraph" style:parent-style-name="Standard">
      <style:text-properties fo:color="#000000" style:font-name="Monospace" fo:font-size="10pt" fo:font-style="italic" fo:font-weight="normal" officeooo:rsid="00387fb0" officeooo:paragraph-rsid="00387fb0" style:font-name-asian="Monospace" style:font-size-asian="10pt" style:font-style-asian="italic" style:font-weight-asian="normal" style:font-name-complex="Monospace" style:font-size-complex="10pt" style:font-weight-complex="normal"/>
    </style:style>
    <style:style style:name="P24" style:family="paragraph" style:parent-style-name="Standard">
      <style:text-properties fo:color="#000000" style:font-name="Monospace" fo:font-size="10pt" fo:font-style="italic" fo:font-weight="normal" officeooo:rsid="003c5901" officeooo:paragraph-rsid="003c5901" style:font-name-asian="Monospace" style:font-size-asian="10pt" style:font-style-asian="italic" style:font-weight-asian="normal" style:font-name-complex="Monospace" style:font-size-complex="10pt" style:font-weight-complex="normal"/>
    </style:style>
    <style:style style:name="P25" style:family="paragraph" style:parent-style-name="Standard">
      <style:text-properties fo:color="#000000" style:font-name="Monospace" fo:font-size="10pt" fo:font-style="italic" fo:font-weight="normal" officeooo:rsid="0040d310" officeooo:paragraph-rsid="0040d310" style:font-name-asian="Monospace" style:font-size-asian="10pt" style:font-style-asian="italic" style:font-weight-asian="normal" style:font-name-complex="Monospace" style:font-size-complex="10pt" style:font-weight-complex="normal"/>
    </style:style>
    <style:style style:name="P26" style:family="paragraph" style:parent-style-name="Standard">
      <style:text-properties fo:color="#000000" style:font-name="Monospace" fo:font-size="10pt" fo:font-style="italic" fo:font-weight="normal" officeooo:rsid="0041dc8f" officeooo:paragraph-rsid="0041dc8f" style:font-name-asian="Monospace" style:font-size-asian="10pt" style:font-style-asian="italic" style:font-weight-asian="normal" style:font-name-complex="Monospace" style:font-size-complex="10pt" style:font-weight-complex="normal"/>
    </style:style>
    <style:style style:name="P27" style:family="paragraph" style:parent-style-name="Standard">
      <style:text-properties fo:color="#000000" style:font-name="Monospace" fo:font-size="10pt" fo:font-style="italic" fo:font-weight="normal" officeooo:rsid="004493fd" officeooo:paragraph-rsid="004493fd" style:font-name-asian="Monospace" style:font-size-asian="10pt" style:font-style-asian="italic" style:font-weight-asian="normal" style:font-name-complex="Monospace" style:font-size-complex="10pt" style:font-weight-complex="normal"/>
    </style:style>
    <style:style style:name="P28" style:family="paragraph" style:parent-style-name="Standard">
      <style:text-properties fo:color="#000000" style:font-name="Monospace" fo:font-size="10pt" fo:font-style="italic" fo:font-weight="normal" officeooo:rsid="004493fd" officeooo:paragraph-rsid="0041dc8f" style:font-name-asian="Monospace" style:font-size-asian="10pt" style:font-style-asian="italic" style:font-weight-asian="normal" style:font-name-complex="Monospace" style:font-size-complex="10pt" style:font-weight-complex="normal"/>
    </style:style>
    <style:style style:name="P29" style:family="paragraph" style:parent-style-name="Standard">
      <style:text-properties fo:color="#000000" style:font-name="Monospace" fo:font-size="10pt" fo:font-style="italic" fo:font-weight="normal" officeooo:rsid="0049c636" officeooo:paragraph-rsid="0049c636" style:font-name-asian="Monospace" style:font-size-asian="10pt" style:font-style-asian="italic" style:font-weight-asian="normal" style:font-name-complex="Monospace" style:font-size-complex="10pt" style:font-weight-complex="normal"/>
    </style:style>
    <style:style style:name="P30" style:family="paragraph" style:parent-style-name="Standard">
      <style:text-properties fo:color="#000000" style:font-name="Monospace" fo:font-size="10pt" fo:font-style="italic" fo:font-weight="normal" officeooo:rsid="004ae36a" officeooo:paragraph-rsid="004ae36a" style:font-name-asian="Monospace" style:font-size-asian="10pt" style:font-style-asian="italic" style:font-weight-asian="normal" style:font-name-complex="Monospace" style:font-size-complex="10pt" style:font-weight-complex="normal"/>
    </style:style>
    <style:style style:name="P31" style:family="paragraph" style:parent-style-name="Standard">
      <style:text-properties fo:color="#000000" style:font-name="Monospace" fo:font-size="10pt" fo:font-style="italic" fo:font-weight="normal" officeooo:rsid="004c0536" officeooo:paragraph-rsid="004c0536" style:font-name-asian="Monospace" style:font-size-asian="10pt" style:font-style-asian="italic" style:font-weight-asian="normal" style:font-name-complex="Monospace" style:font-size-complex="10pt" style:font-weight-complex="normal"/>
    </style:style>
    <style:style style:name="P32" style:family="paragraph" style:parent-style-name="Standard">
      <style:text-properties fo:color="#000000" style:font-name="Monospace" fo:font-size="10pt" fo:font-style="italic" fo:font-weight="normal" officeooo:rsid="004c0536" officeooo:paragraph-rsid="004e59f2" style:font-name-asian="Monospace" style:font-size-asian="10pt" style:font-style-asian="italic" style:font-weight-asian="normal" style:font-name-complex="Monospace" style:font-size-complex="10pt" style:font-weight-complex="normal"/>
    </style:style>
    <style:style style:name="P33" style:family="paragraph" style:parent-style-name="Standard">
      <style:text-properties fo:color="#000000" style:font-name="Monospace" fo:font-size="10pt" fo:font-style="italic" fo:font-weight="normal" officeooo:rsid="004dfd84" officeooo:paragraph-rsid="004dfd84" style:font-name-asian="Monospace" style:font-size-asian="10pt" style:font-style-asian="italic" style:font-weight-asian="normal" style:font-name-complex="Monospace" style:font-size-complex="10pt" style:font-weight-complex="normal"/>
    </style:style>
    <style:style style:name="P34" style:family="paragraph" style:parent-style-name="Standard">
      <style:text-properties fo:color="#000000" style:font-name="Monospace" fo:font-size="10pt" fo:font-style="italic" fo:font-weight="normal" officeooo:rsid="004e59f2" officeooo:paragraph-rsid="004e59f2" style:font-name-asian="Monospace" style:font-size-asian="10pt" style:font-style-asian="italic" style:font-weight-asian="normal" style:font-name-complex="Monospace" style:font-size-complex="10pt" style:font-weight-complex="normal"/>
    </style:style>
    <style:style style:name="P35" style:family="paragraph" style:parent-style-name="Standard">
      <style:text-properties fo:color="#000000" style:font-name="Monospace" fo:font-size="10pt" fo:font-style="italic" fo:font-weight="normal" officeooo:rsid="004fbb62" officeooo:paragraph-rsid="004fbb62" style:font-name-asian="Monospace" style:font-size-asian="10pt" style:font-style-asian="italic" style:font-weight-asian="normal" style:font-name-complex="Monospace" style:font-size-complex="10pt" style:font-weight-complex="normal"/>
    </style:style>
    <style:style style:name="P36" style:family="paragraph" style:parent-style-name="Standard">
      <style:text-properties fo:color="#000000" style:font-name="Monospace" fo:font-size="10pt" fo:font-style="italic" fo:font-weight="normal" officeooo:rsid="004fbb62" officeooo:paragraph-rsid="0050e4ac" style:font-name-asian="Monospace" style:font-size-asian="10pt" style:font-style-asian="italic" style:font-weight-asian="normal" style:font-name-complex="Monospace" style:font-size-complex="10pt" style:font-weight-complex="normal"/>
    </style:style>
    <style:style style:name="P37" style:family="paragraph" style:parent-style-name="Standard">
      <style:text-properties fo:color="#000000" style:font-name="Monospace" fo:font-size="10pt" fo:font-style="italic" fo:font-weight="normal" officeooo:rsid="0050e4ac" officeooo:paragraph-rsid="0050e4ac" style:font-name-asian="Monospace" style:font-size-asian="10pt" style:font-style-asian="italic" style:font-weight-asian="normal" style:font-name-complex="Monospace" style:font-size-complex="10pt" style:font-weight-complex="normal"/>
    </style:style>
    <style:style style:name="P38" style:family="paragraph" style:parent-style-name="Standard">
      <style:text-properties fo:color="#000000" style:font-name="Monospace" fo:font-size="10pt" fo:font-style="italic" fo:font-weight="normal" officeooo:rsid="0050fc71" officeooo:paragraph-rsid="0050fc71" style:font-name-asian="Monospace" style:font-size-asian="10pt" style:font-style-asian="italic" style:font-weight-asian="normal" style:font-name-complex="Monospace" style:font-size-complex="10pt" style:font-weight-complex="normal"/>
    </style:style>
    <style:style style:name="P39" style:family="paragraph" style:parent-style-name="Standard">
      <style:text-properties fo:color="#000000" style:font-name="Monospace" fo:font-size="10pt" fo:font-style="italic" fo:font-weight="normal" officeooo:rsid="00510b4e" officeooo:paragraph-rsid="00510b4e" style:font-name-asian="Monospace" style:font-size-asian="10pt" style:font-style-asian="italic" style:font-weight-asian="normal" style:font-name-complex="Monospace" style:font-size-complex="10pt" style:font-weight-complex="normal"/>
    </style:style>
    <style:style style:name="P40" style:family="paragraph" style:parent-style-name="Standard">
      <style:text-properties fo:color="#000000" style:font-name="Monospace" fo:font-size="10pt" fo:font-style="normal" fo:font-weight="normal" officeooo:rsid="0041dc8f" officeooo:paragraph-rsid="0041dc8f" style:font-name-asian="Monospace" style:font-size-asian="10pt" style:font-style-asian="normal" style:font-weight-asian="normal" style:font-name-complex="Monospace" style:font-size-complex="10pt" style:font-style-complex="normal" style:font-weight-complex="normal"/>
    </style:style>
    <style:style style:name="P41" style:family="paragraph" style:parent-style-name="Standard">
      <style:text-properties fo:color="#000000" style:font-name="Monospace" fo:font-size="10pt" fo:font-style="normal" fo:font-weight="normal" officeooo:rsid="0041dc8f" officeooo:paragraph-rsid="0042c8e1" style:font-name-asian="Monospace" style:font-size-asian="10pt" style:font-style-asian="normal" style:font-weight-asian="normal" style:font-name-complex="Monospace" style:font-size-complex="10pt" style:font-style-complex="normal" style:font-weight-complex="normal"/>
    </style:style>
    <style:style style:name="P42" style:family="paragraph" style:parent-style-name="Standard">
      <style:text-properties fo:color="#000000" style:font-name="Monospace" fo:font-size="10pt" fo:font-style="normal" fo:font-weight="normal" officeooo:rsid="0040382c" officeooo:paragraph-rsid="0040382c" style:font-name-asian="Monospace" style:font-size-asian="10pt" style:font-style-asian="normal" style:font-weight-asian="normal" style:font-name-complex="Monospace" style:font-size-complex="10pt" style:font-style-complex="normal" style:font-weight-complex="normal"/>
    </style:style>
    <style:style style:name="P43" style:family="paragraph" style:parent-style-name="Standard">
      <style:text-properties fo:color="#000000" style:font-name="Monospace" fo:font-size="10pt" fo:font-style="normal" fo:font-weight="normal" officeooo:rsid="0040d310" officeooo:paragraph-rsid="0040d310" style:font-name-asian="Monospace" style:font-size-asian="10pt" style:font-style-asian="normal" style:font-weight-asian="normal" style:font-name-complex="Monospace" style:font-size-complex="10pt" style:font-style-complex="normal" style:font-weight-complex="normal"/>
    </style:style>
    <style:style style:name="P44" style:family="paragraph" style:parent-style-name="Standard">
      <style:text-properties fo:color="#000000" style:font-name="Monospace" fo:font-size="10pt" fo:font-style="normal" fo:font-weight="normal" officeooo:rsid="004493fd" officeooo:paragraph-rsid="0041dc8f" style:font-name-asian="Monospace" style:font-size-asian="10pt" style:font-style-asian="normal" style:font-weight-asian="normal" style:font-name-complex="Monospace" style:font-size-complex="10pt" style:font-style-complex="normal" style:font-weight-complex="normal"/>
    </style:style>
    <style:style style:name="P45" style:family="paragraph" style:parent-style-name="Standard">
      <style:text-properties fo:color="#000000" style:font-name="Monospace" fo:font-size="10pt" fo:font-style="normal" fo:font-weight="normal" officeooo:paragraph-rsid="0041dc8f" style:font-style-asian="normal" style:font-style-complex="normal"/>
    </style:style>
    <style:style style:name="P46" style:family="paragraph" style:parent-style-name="Standard">
      <style:text-properties fo:color="#000000" style:font-name="Monospace1" fo:font-size="10pt" officeooo:paragraph-rsid="00377ff4" style:font-size-asian="10pt"/>
    </style:style>
    <style:style style:name="P47" style:family="paragraph" style:parent-style-name="Standard">
      <style:text-properties style:font-name="Monospace" fo:font-size="10pt" style:font-name-asian="Monospace" style:font-size-asian="10pt" style:font-name-complex="Monospace" style:font-size-complex="10pt"/>
    </style:style>
    <style:style style:name="P48" style:family="paragraph" style:parent-style-name="Standard">
      <style:text-properties officeooo:paragraph-rsid="000f9412"/>
    </style:style>
    <style:style style:name="P49" style:family="paragraph" style:parent-style-name="Standard">
      <style:text-properties fo:color="#bf5f3f" style:font-name="Monospace1" fo:font-size="10pt" fo:font-weight="normal" officeooo:rsid="0014d1fd" officeooo:paragraph-rsid="0014d1fd" style:font-name-asian="Monospace" style:font-size-asian="10pt" style:font-weight-asian="normal" style:font-name-complex="Monospace" style:font-size-complex="10pt" style:font-weight-complex="normal"/>
    </style:style>
    <style:style style:name="P50" style:family="paragraph" style:parent-style-name="Standard">
      <style:text-properties officeooo:paragraph-rsid="001b8b0a"/>
    </style:style>
    <style:style style:name="P51" style:family="paragraph" style:parent-style-name="Standard">
      <style:text-properties officeooo:paragraph-rsid="0020dd25"/>
    </style:style>
    <style:style style:name="P52" style:family="paragraph" style:parent-style-name="Standard">
      <style:text-properties officeooo:rsid="00216dce" officeooo:paragraph-rsid="0020dd25"/>
    </style:style>
    <style:style style:name="P53" style:family="paragraph" style:parent-style-name="Standard">
      <style:text-properties officeooo:rsid="00216dce" officeooo:paragraph-rsid="00216dce"/>
    </style:style>
    <style:style style:name="P54" style:family="paragraph" style:parent-style-name="Standard">
      <style:text-properties officeooo:rsid="0021f98f" officeooo:paragraph-rsid="0021f98f"/>
    </style:style>
    <style:style style:name="P55" style:family="paragraph" style:parent-style-name="Standard">
      <style:text-properties officeooo:rsid="002434b3" officeooo:paragraph-rsid="002434b3"/>
    </style:style>
    <style:style style:name="P56" style:family="paragraph" style:parent-style-name="Standard">
      <style:text-properties officeooo:rsid="00248601" officeooo:paragraph-rsid="00248601"/>
    </style:style>
    <style:style style:name="P57" style:family="paragraph" style:parent-style-name="Standard">
      <style:text-properties officeooo:rsid="0025c725" officeooo:paragraph-rsid="0025c725"/>
    </style:style>
    <style:style style:name="P58" style:family="paragraph" style:parent-style-name="Standard">
      <style:text-properties officeooo:paragraph-rsid="0025c725"/>
    </style:style>
    <style:style style:name="P59" style:family="paragraph" style:parent-style-name="Standard">
      <style:text-properties officeooo:rsid="00264782" officeooo:paragraph-rsid="00264782"/>
    </style:style>
    <style:style style:name="P60" style:family="paragraph" style:parent-style-name="Standard">
      <style:text-properties officeooo:paragraph-rsid="002434b3"/>
    </style:style>
    <style:style style:name="P61" style:family="paragraph" style:parent-style-name="Standard">
      <style:text-properties officeooo:rsid="002ce25e" officeooo:paragraph-rsid="002ce25e"/>
    </style:style>
    <style:style style:name="P62" style:family="paragraph" style:parent-style-name="Standard">
      <style:text-properties fo:color="#2a00ff" style:font-name="Monospace1" fo:font-size="10pt" fo:font-style="italic" officeooo:rsid="0025c725" officeooo:paragraph-rsid="0025c725" style:font-size-asian="10pt" style:font-style-asian="italic"/>
    </style:style>
    <style:style style:name="P63" style:family="paragraph" style:parent-style-name="Standard">
      <style:text-properties fo:color="#2a00ff" style:font-name="Monospace1" fo:font-size="10pt" fo:font-style="italic" officeooo:rsid="0025c725" officeooo:paragraph-rsid="00264782" style:font-size-asian="10pt" style:font-style-asian="italic"/>
    </style:style>
    <style:style style:name="P64" style:family="paragraph" style:parent-style-name="Standard">
      <style:text-properties fo:color="#2a00ff" style:font-name="Monospace1" fo:font-size="10pt" fo:font-style="italic" officeooo:rsid="00264782" officeooo:paragraph-rsid="00264782" style:font-size-asian="10pt" style:font-style-asian="italic"/>
    </style:style>
    <style:style style:name="P65" style:family="paragraph" style:parent-style-name="Standard">
      <style:text-properties fo:color="#2a00ff" style:font-name="Monospace1" fo:font-size="10pt" fo:font-style="italic" officeooo:paragraph-rsid="00287c2f" style:font-size-asian="10pt" style:font-style-asian="italic"/>
    </style:style>
    <style:style style:name="P66" style:family="paragraph" style:parent-style-name="Standard">
      <style:text-properties fo:color="#2a00ff" style:font-name="Monospace1" fo:font-size="10pt" fo:font-style="italic" officeooo:rsid="002ce25e" officeooo:paragraph-rsid="002ce25e" style:font-size-asian="10pt" style:font-style-asian="italic"/>
    </style:style>
    <style:style style:name="P67" style:family="paragraph" style:parent-style-name="Standard">
      <style:text-properties fo:color="#2a00ff" style:font-name="Monospace1" fo:font-size="10pt" fo:font-style="italic" fo:font-weight="normal" officeooo:rsid="00191682" officeooo:paragraph-rsid="002434b3" style:font-name-asian="Monospace" style:font-size-asian="10pt" style:font-style-asian="italic" style:font-weight-asian="normal" style:font-name-complex="Monospace" style:font-size-complex="10pt" style:font-weight-complex="normal"/>
    </style:style>
    <style:style style:name="P68" style:family="paragraph" style:parent-style-name="Standard">
      <style:text-properties fo:color="#2a00ff" style:font-name="Monospace1" fo:font-size="10pt" fo:font-style="italic" fo:font-weight="normal" officeooo:rsid="00191682" officeooo:paragraph-rsid="00281c18" style:font-name-asian="Monospace" style:font-size-asian="10pt" style:font-style-asian="italic" style:font-weight-asian="normal" style:font-name-complex="Monospace" style:font-size-complex="10pt" style:font-weight-complex="normal"/>
    </style:style>
    <style:style style:name="P69" style:family="paragraph" style:parent-style-name="Standard">
      <style:text-properties fo:color="#2a00ff" style:font-name="Monospace1" fo:font-size="10pt" fo:font-style="italic" fo:font-weight="normal" officeooo:rsid="0025c725" officeooo:paragraph-rsid="00264782" style:font-name-asian="Monospace" style:font-size-asian="10pt" style:font-style-asian="italic" style:font-weight-asian="normal" style:font-name-complex="Monospace" style:font-size-complex="10pt" style:font-weight-complex="normal"/>
    </style:style>
    <style:style style:name="P70" style:family="paragraph" style:parent-style-name="Standard">
      <style:text-properties fo:color="#2a00ff" style:font-name="Monospace1" fo:font-size="10pt" fo:font-style="italic" fo:font-weight="normal" officeooo:rsid="0034ec79" officeooo:paragraph-rsid="0034ec79" style:font-name-asian="Monospace" style:font-size-asian="10pt" style:font-style-asian="italic" style:font-weight-asian="normal" style:font-name-complex="Monospace" style:font-size-complex="10pt" style:font-weight-complex="normal"/>
    </style:style>
    <style:style style:name="P71" style:family="paragraph" style:parent-style-name="Standard">
      <style:text-properties fo:color="#2a00ff" style:font-name="Monospace1" fo:font-size="10pt" fo:font-style="italic" fo:font-weight="normal" officeooo:rsid="0034ec79" officeooo:paragraph-rsid="00364a21" style:font-name-asian="Monospace" style:font-size-asian="10pt" style:font-style-asian="italic" style:font-weight-asian="normal" style:font-name-complex="Monospace" style:font-size-complex="10pt" style:font-weight-complex="normal"/>
    </style:style>
    <style:style style:name="P72" style:family="paragraph" style:parent-style-name="Standard">
      <style:text-properties officeooo:paragraph-rsid="00377ff4"/>
    </style:style>
    <style:style style:name="P73" style:family="paragraph" style:parent-style-name="Standard">
      <style:text-properties officeooo:paragraph-rsid="004493fd"/>
    </style:style>
    <style:style style:name="P74" style:family="paragraph" style:parent-style-name="Standard">
      <style:text-properties officeooo:paragraph-rsid="00464f56"/>
    </style:style>
    <style:style style:name="P75" style:family="paragraph" style:parent-style-name="Standard">
      <style:text-properties fo:color="#3f7f5f" style:font-name="Monospace1" fo:font-size="10pt" fo:font-style="italic" fo:font-weight="normal" officeooo:rsid="004493fd" officeooo:paragraph-rsid="004493fd" style:font-name-asian="Monospace" style:font-size-asian="10pt" style:font-style-asian="italic" style:font-weight-asian="normal" style:font-name-complex="Monospace" style:font-size-complex="10pt" style:font-weight-complex="normal"/>
    </style:style>
    <style:style style:name="P76" style:family="paragraph" style:parent-style-name="Standard">
      <style:text-properties fo:font-variant="normal" fo:text-transform="none" fo:color="#555555" style:font-name="Monospace" fo:font-size="10pt" fo:letter-spacing="normal" fo:font-style="italic" fo:font-weight="normal" officeooo:rsid="004493fd" officeooo:paragraph-rsid="0041dc8f" style:font-name-asian="Microsoft YaHei" style:font-size-asian="9pt" style:font-style-asian="normal" style:font-weight-asian="bold" style:font-name-complex="Monospace" style:font-size-complex="10pt" style:font-weight-complex="normal"/>
    </style:style>
    <style:style style:name="P77" style:family="paragraph" style:parent-style-name="Standard">
      <style:text-properties fo:font-variant="normal" fo:text-transform="none" fo:color="#555555" style:font-name="Monospace" fo:font-size="10pt" fo:letter-spacing="normal" fo:font-style="italic" fo:font-weight="normal" officeooo:rsid="004493fd" officeooo:paragraph-rsid="0047e28b" style:font-name-asian="Microsoft YaHei" style:font-size-asian="9pt" style:font-style-asian="normal" style:font-weight-asian="bold" style:font-name-complex="Monospace" style:font-size-complex="10pt" style:font-weight-complex="normal"/>
    </style:style>
    <style:style style:name="P78" style:family="paragraph" style:parent-style-name="Standard">
      <style:text-properties fo:font-variant="normal" fo:text-transform="none" fo:color="#555555" fo:letter-spacing="normal" officeooo:paragraph-rsid="0041dc8f" style:font-name-asian="Microsoft YaHei" style:font-size-asian="9pt" style:font-style-asian="normal" style:font-weight-asian="bold"/>
    </style:style>
    <style:style style:name="P79" style:family="paragraph" style:parent-style-name="Standard">
      <style:text-properties fo:font-variant="normal" fo:text-transform="none" fo:color="#555555" fo:letter-spacing="normal" officeooo:paragraph-rsid="0041dc8f"/>
    </style:style>
    <style:style style:name="P80" style:family="paragraph" style:parent-style-name="Standard">
      <style:text-properties officeooo:paragraph-rsid="0050e4ac"/>
    </style:style>
    <style:style style:name="P81" style:family="paragraph" style:parent-style-name="Table_20_Contents">
      <style:text-properties fo:color="#000000" style:font-name="Monospace" fo:font-size="10pt" fo:font-style="italic" fo:font-weight="normal" officeooo:rsid="00191682" officeooo:paragraph-rsid="00264c59" style:font-name-asian="Monospace" style:font-size-asian="10pt" style:font-style-asian="italic" style:font-weight-asian="normal" style:font-name-complex="Monospace" style:font-size-complex="10pt" style:font-weight-complex="normal"/>
    </style:style>
    <style:style style:name="P82" style:family="paragraph" style:parent-style-name="Table_20_Contents">
      <style:text-properties officeooo:paragraph-rsid="00287c2f"/>
    </style:style>
    <style:style style:name="P83" style:family="paragraph" style:parent-style-name="Table_20_Contents">
      <style:text-properties officeooo:rsid="002ce25e" officeooo:paragraph-rsid="002ce25e"/>
    </style:style>
    <style:style style:name="P84" style:family="paragraph" style:parent-style-name="Table_20_Contents">
      <style:text-properties fo:color="#2a00ff" style:font-name="Monospace1" fo:font-size="10pt" fo:font-style="italic" fo:font-weight="normal" officeooo:rsid="00191682" officeooo:paragraph-rsid="00264c59" style:font-name-asian="Monospace" style:font-size-asian="10pt" style:font-style-asian="italic" style:font-weight-asian="normal" style:font-name-complex="Monospace" style:font-size-complex="10pt" style:font-weight-complex="normal"/>
    </style:style>
    <style:style style:name="P85" style:family="paragraph" style:parent-style-name="Table_20_Contents">
      <style:text-properties fo:color="#2a00ff" style:font-name="Monospace1" fo:font-size="10pt" fo:font-style="italic" officeooo:paragraph-rsid="00287c2f" style:font-size-asian="10pt" style:font-style-asian="italic"/>
    </style:style>
    <style:style style:name="P86" style:family="paragraph" style:parent-style-name="Table_20_Contents">
      <style:text-properties fo:color="#2a00ff" style:font-name="Monospace1" fo:font-size="10pt" fo:font-style="italic" officeooo:rsid="00308c8f" officeooo:paragraph-rsid="00308c8f" style:font-size-asian="10pt" style:font-style-asian="italic"/>
    </style:style>
    <style:style style:name="P87" style:family="paragraph" style:parent-style-name="Standard">
      <style:paragraph-properties fo:margin-left="0cm" fo:margin-right="0cm" fo:text-align="start" style:justify-single-word="false" fo:text-indent="0cm" style:auto-text-indent="false"/>
    </style:style>
    <style:style style:name="P88" style:family="paragraph" style:parent-style-name="Standard">
      <style:paragraph-properties fo:margin-left="0cm" fo:margin-right="0cm" fo:text-align="start" style:justify-single-word="false" fo:text-indent="0cm" style:auto-text-indent="false"/>
      <style:text-properties fo:color="#3c3c3c" style:font-name="Monospace1" fo:font-size="10pt" style:font-size-asian="10pt"/>
    </style:style>
    <style:style style:name="P89" style:family="paragraph" style:parent-style-name="Standard">
      <style:paragraph-properties fo:margin-left="0cm" fo:margin-right="0cm" fo:text-align="start" style:justify-single-word="false" fo:text-indent="0cm" style:auto-text-indent="false"/>
      <style:text-properties fo:color="#3f7f5f" style:font-name="Monospace1" fo:font-size="10pt" style:font-size-asian="10pt"/>
    </style:style>
    <style:style style:name="P90" style:family="paragraph" style:parent-style-name="Standard">
      <style:text-properties fo:color="#000000" style:font-name="Monospace" fo:font-size="10pt" fo:font-style="italic" fo:font-weight="normal" officeooo:rsid="00510b4e" officeooo:paragraph-rsid="00510b4e" style:font-name-asian="Monospace" style:font-size-asian="10pt" style:font-style-asian="italic" style:font-weight-asian="normal" style:font-name-complex="Monospace" style:font-size-complex="10pt" style:font-weight-complex="normal"/>
    </style:style>
    <style:style style:name="P91" style:family="paragraph" style:parent-style-name="Standard">
      <style:text-properties fo:color="#000000" style:font-name="Monospace" fo:font-size="10pt" fo:font-style="italic" fo:font-weight="normal" officeooo:rsid="00510b4e" officeooo:paragraph-rsid="0053322a" style:font-name-asian="Monospace" style:font-size-asian="10pt" style:font-style-asian="italic" style:font-weight-asian="normal" style:font-name-complex="Monospace" style:font-size-complex="10pt" style:font-weight-complex="normal"/>
    </style:style>
    <style:style style:name="P92" style:family="paragraph" style:parent-style-name="Standard">
      <style:text-properties fo:color="#000000" style:font-name="Monospace" fo:font-size="10pt" fo:font-style="italic" fo:font-weight="normal" officeooo:rsid="0053322a" officeooo:paragraph-rsid="0053322a" style:font-name-asian="Monospace" style:font-size-asian="10pt" style:font-style-asian="italic" style:font-weight-asian="normal" style:font-name-complex="Monospace" style:font-size-complex="10pt" style:font-weight-complex="normal"/>
    </style:style>
    <style:style style:name="T1" style:family="text">
      <style:text-properties fo:color="#6a3e3e"/>
    </style:style>
    <style:style style:name="T2" style:family="text">
      <style:text-properties fo:color="#6a3e3e" style:font-name="Monospace" fo:font-size="10pt" style:font-name-asian="Monospace" style:font-size-asian="10pt" style:font-name-complex="Monospace" style:font-size-complex="10pt"/>
    </style:style>
    <style:style style:name="T3" style:family="text">
      <style:text-properties fo:color="#6a3e3e" style:font-name="Monospace1" fo:font-size="10pt" style:font-size-asian="10pt"/>
    </style:style>
    <style:style style:name="T4" style:family="text">
      <style:text-properties fo:color="#000000"/>
    </style:style>
    <style:style style:name="T5" style:family="text">
      <style:text-properties fo:color="#000000" style:font-name="Monospace" fo:font-size="10pt" style:font-name-asian="Monospace" style:font-size-asian="10pt" style:font-name-complex="Monospace" style:font-size-complex="10pt"/>
    </style:style>
    <style:style style:name="T6" style:family="text">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T7" style:family="text">
      <style:text-properties fo:color="#000000" style:font-name="Monospace" fo:font-size="10pt" fo:font-style="italic" fo:font-weight="normal" style:font-name-asian="Monospace" style:font-size-asian="10pt" style:font-style-asian="italic" style:font-weight-asian="normal" style:font-name-complex="Monospace" style:font-size-complex="10pt" style:font-weight-complex="normal"/>
    </style:style>
    <style:style style:name="T8" style:family="text">
      <style:text-properties fo:color="#000000" style:font-name="Monospace" fo:font-size="10pt" fo:font-style="italic" fo:font-weight="normal" officeooo:rsid="001b2a9e" style:font-name-asian="Monospace" style:font-size-asian="10pt" style:font-style-asian="italic" style:font-weight-asian="normal" style:font-name-complex="Monospace" style:font-size-complex="10pt" style:font-weight-complex="normal"/>
    </style:style>
    <style:style style:name="T9" style:family="text">
      <style:text-properties fo:color="#000000" style:font-name="Monospace" fo:font-size="10pt" fo:font-style="italic" fo:font-weight="normal" officeooo:rsid="00183215" style:font-name-asian="Monospace" style:font-size-asian="10pt" style:font-style-asian="italic" style:font-weight-asian="normal" style:font-name-complex="Monospace" style:font-size-complex="10pt" style:font-weight-complex="normal"/>
    </style:style>
    <style:style style:name="T10" style:family="text">
      <style:text-properties fo:color="#000000" style:font-name="Monospace" fo:font-size="10pt" fo:font-style="italic" fo:font-weight="normal" officeooo:rsid="00191682" style:font-name-asian="Monospace" style:font-size-asian="10pt" style:font-style-asian="italic" style:font-weight-asian="normal" style:font-name-complex="Monospace" style:font-size-complex="10pt" style:font-weight-complex="normal"/>
    </style:style>
    <style:style style:name="T11" style:family="text">
      <style:text-properties fo:color="#000000" style:font-name="Monospace" fo:font-size="10pt" fo:font-style="italic" fo:font-weight="normal" officeooo:rsid="004493fd" style:font-name-asian="Monospace" style:font-size-asian="10pt" style:font-style-asian="italic" style:font-weight-asian="normal" style:font-name-complex="Monospace" style:font-size-complex="10pt" style:font-weight-complex="normal"/>
    </style:style>
    <style:style style:name="T12" style:family="text">
      <style:text-properties fo:color="#000000" style:font-name="Monospace" fo:font-size="10pt" fo:font-style="italic" fo:font-weight="normal" officeooo:rsid="004fbb62" style:font-name-asian="Monospace" style:font-size-asian="10pt" style:font-style-asian="italic" style:font-weight-asian="normal" style:font-name-complex="Monospace" style:font-size-complex="10pt" style:font-weight-complex="normal"/>
    </style:style>
    <style:style style:name="T13" style:family="text">
      <style:text-properties fo:color="#000000" style:font-name="Monospace" fo:font-size="10pt" fo:font-style="italic" fo:font-weight="normal" officeooo:rsid="0050e4ac" style:font-name-asian="Monospace" style:font-size-asian="10pt" style:font-style-asian="italic" style:font-weight-asian="normal" style:font-name-complex="Monospace" style:font-size-complex="10pt" style:font-weight-complex="normal"/>
    </style:style>
    <style:style style:name="T14" style:family="text">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T15" style:family="text">
      <style:text-properties fo:color="#000000" style:font-name="Monospace" fo:font-size="10pt" fo:font-weight="normal" officeooo:rsid="000f9412" style:font-name-asian="Monospace" style:font-size-asian="10pt" style:font-weight-asian="normal" style:font-name-complex="Monospace" style:font-size-complex="10pt" style:font-weight-complex="normal"/>
    </style:style>
    <style:style style:name="T16" style:family="text">
      <style:text-properties fo:color="#000000" style:font-name="Monospace" fo:font-size="10pt" fo:font-weight="normal" officeooo:rsid="001b8b0a" style:font-name-asian="Monospace" style:font-size-asian="10pt" style:font-weight-asian="normal" style:font-name-complex="Monospace" style:font-size-complex="10pt" style:font-weight-complex="normal"/>
    </style:style>
    <style:style style:name="T17" style:family="text">
      <style:text-properties fo:color="#000000" style:font-name="Monospace" fo:font-size="10pt" fo:font-weight="normal" officeooo:rsid="001e79d2" style:font-name-asian="Monospace" style:font-size-asian="10pt" style:font-weight-asian="normal" style:font-name-complex="Monospace" style:font-size-complex="10pt" style:font-weight-complex="normal"/>
    </style:style>
    <style:style style:name="T18" style:family="text">
      <style:text-properties fo:color="#000000" style:font-name="Monospace" fo:font-size="10pt" fo:font-weight="normal" officeooo:rsid="0020dd25" style:font-name-asian="Monospace" style:font-size-asian="10pt" style:font-weight-asian="normal" style:font-name-complex="Monospace" style:font-size-complex="10pt" style:font-weight-complex="normal"/>
    </style:style>
    <style:style style:name="T19" style:family="text">
      <style:text-properties fo:color="#000000" style:font-name="Monospace" fo:font-size="10pt" fo:font-weight="normal" officeooo:rsid="00183215" style:font-name-asian="Monospace" style:font-size-asian="10pt" style:font-weight-asian="normal" style:font-name-complex="Monospace" style:font-size-complex="10pt" style:font-weight-complex="normal"/>
    </style:style>
    <style:style style:name="T20" style:family="text">
      <style:text-properties fo:color="#000000" style:font-name="Monospace" officeooo:rsid="00183215"/>
    </style:style>
    <style:style style:name="T21" style:family="text">
      <style:text-properties fo:color="#000000" fo:font-style="italic" style:font-style-asian="italic" style:font-style-complex="italic"/>
    </style:style>
    <style:style style:name="T22" style:family="text">
      <style:text-properties fo:color="#000000" style:font-name="Monospace1" fo:font-size="10pt" style:font-size-asian="10pt"/>
    </style:style>
    <style:style style:name="T23" style:family="text">
      <style:text-properties fo:color="#000000" style:font-name="Monospace1" fo:font-size="10pt" officeooo:rsid="00464f56" style:font-size-asian="10pt"/>
    </style:style>
    <style:style style:name="T24" style:family="text">
      <style:text-properties fo:color="#2a00ff"/>
    </style:style>
    <style:style style:name="T25" style:family="text">
      <style:text-properties fo:color="#2a00ff" style:font-name="Monospace" fo:font-size="10pt" style:font-name-asian="Monospace" style:font-size-asian="10pt" style:font-name-complex="Monospace" style:font-size-complex="10pt"/>
    </style:style>
    <style:style style:name="T26" style:family="text">
      <style:text-properties fo:color="#2a00ff" style:font-name="Monospace1" fo:font-size="10pt" fo:font-style="italic" style:font-size-asian="10pt" style:font-style-asian="italic"/>
    </style:style>
    <style:style style:name="T27" style:family="text">
      <style:text-properties fo:color="#2a00ff" style:font-name="Monospace1" fo:font-size="10pt" fo:font-style="italic" officeooo:rsid="0025c725" style:font-size-asian="10pt" style:font-style-asian="italic"/>
    </style:style>
    <style:style style:name="T28" style:family="text">
      <style:text-properties fo:color="#2a00ff" style:font-name="Monospace1" fo:font-size="10pt" fo:font-style="italic" officeooo:rsid="00264782" style:font-size-asian="10pt" style:font-style-asian="italic"/>
    </style:style>
    <style:style style:name="T29" style:family="text">
      <style:text-properties fo:color="#2a00ff" style:font-name="Monospace1" fo:font-size="10pt" fo:font-style="italic" officeooo:rsid="00287c2f" style:font-size-asian="10pt" style:font-style-asian="italic"/>
    </style:style>
    <style:style style:name="T30" style:family="text">
      <style:text-properties fo:color="#2a00ff" style:font-name="Monospace1" fo:font-size="10pt" fo:font-style="italic" officeooo:rsid="002ed61a" style:font-size-asian="10pt" style:font-style-asian="italic"/>
    </style:style>
    <style:style style:name="T31" style:family="text">
      <style:text-properties fo:color="#2a00ff" style:font-name="Monospace1" fo:font-size="10pt" fo:font-style="italic" officeooo:rsid="00308c8f" style:font-size-asian="10pt" style:font-style-asian="italic"/>
    </style:style>
    <style:style style:name="T32" style:family="text">
      <style:text-properties fo:color="#2a00ff" style:font-name="Monospace1" fo:font-size="10pt" fo:font-style="italic" officeooo:rsid="003d229d" style:font-size-asian="10pt" style:font-style-asian="italic"/>
    </style:style>
    <style:style style:name="T33" style:family="text">
      <style:text-properties fo:color="#2a00ff" style:font-name="Monospace1" fo:font-size="10pt" fo:font-style="italic" fo:font-weight="normal" officeooo:rsid="00191682" style:font-name-asian="Monospace" style:font-size-asian="10pt" style:font-style-asian="italic" style:font-weight-asian="normal" style:font-name-complex="Monospace" style:font-size-complex="10pt" style:font-weight-complex="normal"/>
    </style:style>
    <style:style style:name="T34" style:family="text">
      <style:text-properties fo:color="#2a00ff" style:font-name="Monospace1" fo:font-size="10pt" style:font-size-asian="10pt"/>
    </style:style>
    <style:style style:name="T35" style:family="text">
      <style:text-properties fo:color="#2a00ff" style:font-name="Monospace1" fo:font-style="italic" style:font-style-asian="italic"/>
    </style:style>
    <style:style style:name="T36" style:family="text">
      <style:text-properties style:font-name="Monospace" style:font-name-asian="Monospace" style:font-name-complex="Monospace"/>
    </style:style>
    <style:style style:name="T37" style:family="text">
      <style:text-properties style:font-name="Monospace" fo:font-size="10pt" fo:font-style="italic" fo:font-weight="normal" officeooo:rsid="004493fd" style:font-name-complex="Monospace" style:font-size-complex="10pt" style:font-weight-complex="normal"/>
    </style:style>
    <style:style style:name="T38" style:family="text">
      <style:text-properties style:font-name="Monospace" fo:font-size="10pt" fo:font-style="italic" fo:font-weight="normal" officeooo:rsid="004493fd" style:font-name-asian="Microsoft YaHei" style:font-size-asian="9pt" style:font-style-asian="normal" style:font-weight-asian="bold" style:font-name-complex="Monospace" style:font-size-complex="10pt" style:font-weight-complex="normal"/>
    </style:style>
    <style:style style:name="T39" style:family="text">
      <style:text-properties fo:font-weight="bold" style:font-weight-asian="bold" style:font-weight-complex="bold"/>
    </style:style>
    <style:style style:name="T40" style:family="text">
      <style:text-properties fo:color="#bf5f3f" style:font-name="Monospace1"/>
    </style:style>
    <style:style style:name="T41" style:family="text">
      <style:text-properties fo:color="#bf5f3f" style:font-name="Monospace1" fo:font-size="10pt" style:font-size-asian="10pt"/>
    </style:style>
    <style:style style:name="T42" style:family="text">
      <style:text-properties fo:color="#bf5f3f" style:font-name="Monospace1" officeooo:rsid="0011e3d1"/>
    </style:style>
    <style:style style:name="T43" style:family="text">
      <style:text-properties style:font-name="Monospace1"/>
    </style:style>
    <style:style style:name="T44" style:family="text">
      <style:text-properties style:font-name="Monospace1" fo:font-size="10pt" style:font-size-asian="10pt"/>
    </style:style>
    <style:style style:name="T45" style:family="text">
      <style:text-properties fo:color="#3f7f7f" style:font-name="Monospace1"/>
    </style:style>
    <style:style style:name="T46" style:family="text">
      <style:text-properties fo:color="#3f7f7f" style:font-name="Monospace1" fo:font-size="10pt" style:font-size-asian="10pt"/>
    </style:style>
    <style:style style:name="T47" style:family="text">
      <style:text-properties fo:color="#7f007f" style:font-name="Monospace1"/>
    </style:style>
    <style:style style:name="T48" style:family="text">
      <style:text-properties fo:color="#7f007f" style:font-name="Monospace1" fo:font-size="10pt" style:font-size-asian="10pt"/>
    </style:style>
    <style:style style:name="T49" style:family="text">
      <style:text-properties fo:color="#3c3c3c" style:font-name="Monospace1"/>
    </style:style>
    <style:style style:name="T50" style:family="text">
      <style:text-properties fo:color="#3c3c3c" style:font-name="Monospace1" fo:font-size="10pt" style:font-size-asian="10pt"/>
    </style:style>
    <style:style style:name="T51" style:family="text">
      <style:text-properties fo:color="#3c3c3c" style:font-name="Monospace1" fo:font-size="10pt" officeooo:rsid="003d229d" style:font-size-asian="10pt"/>
    </style:style>
    <style:style style:name="T52" style:family="text">
      <style:text-properties fo:color="#3c3c3c" style:font-name="Monospace1" fo:font-size="10pt" officeooo:rsid="003ec8ca" style:font-size-asian="10pt"/>
    </style:style>
    <style:style style:name="T53" style:family="text">
      <style:text-properties fo:color="#3c3c3c" style:font-name="Monospace1" officeooo:rsid="003d229d"/>
    </style:style>
    <style:style style:name="T54" style:family="text">
      <style:text-properties officeooo:rsid="00191682"/>
    </style:style>
    <style:style style:name="T55" style:family="text">
      <style:text-properties fo:font-style="italic" style:font-style-asian="italic"/>
    </style:style>
    <style:style style:name="T56" style:family="text">
      <style:text-properties fo:font-style="italic" officeooo:rsid="001e79d2" style:font-style-asian="italic"/>
    </style:style>
    <style:style style:name="T57" style:family="text">
      <style:text-properties style:use-window-font-color="true" style:font-name="Monospace1" fo:font-size="10pt" fo:font-style="normal" style:font-size-asian="10pt" style:font-style-asian="normal" style:font-style-complex="normal"/>
    </style:style>
    <style:style style:name="T58" style:family="text">
      <style:text-properties style:use-window-font-color="true" style:font-name="Monospace1" fo:font-size="10pt" fo:font-style="normal" officeooo:rsid="00201c45" style:font-size-asian="10pt" style:font-style-asian="normal" style:font-style-complex="normal"/>
    </style:style>
    <style:style style:name="T59" style:family="text">
      <style:text-properties officeooo:rsid="002a0fb5"/>
    </style:style>
    <style:style style:name="T60" style:family="text">
      <style:text-properties officeooo:rsid="003b6afc"/>
    </style:style>
    <style:style style:name="T61" style:family="text">
      <style:text-properties officeooo:rsid="0040d310"/>
    </style:style>
    <style:style style:name="T62" style:family="text">
      <style:text-properties officeooo:rsid="0041dc8f" style:font-name-asian="Monospace" style:font-size-asian="10pt" style:font-weight-asian="normal" style:font-name-complex="Monospace" style:font-size-complex="10pt" style:font-weight-complex="normal"/>
    </style:style>
    <style:style style:name="T63" style:family="text">
      <style:text-properties officeooo:rsid="0042c8e1" style:font-name-asian="Monospace" style:font-size-asian="10pt" style:font-weight-asian="normal" style:font-name-complex="Monospace" style:font-size-complex="10pt" style:font-weight-complex="normal"/>
    </style:style>
    <style:style style:name="T64" style:family="text">
      <style:text-properties officeooo:rsid="0042c8e1"/>
    </style:style>
    <style:style style:name="T65" style:family="text">
      <style:text-properties fo:color="#3f7f5f" style:font-name="Monospace1" fo:font-size="10pt" style:font-size-asian="10pt"/>
    </style:style>
    <style:style style:name="T66" style:family="text">
      <style:text-properties fo:color="#3f7f5f" style:font-name="Monospace1" fo:font-size="10pt" style:text-underline-style="solid" style:text-underline-width="auto" style:text-underline-color="font-color" style:font-size-asian="10pt"/>
    </style:style>
    <style:style style:name="T67" style:family="text">
      <style:text-properties fo:color="#7f0055" style:font-name="Monospace1" fo:font-size="10pt" fo:font-weight="bold" style:font-size-asian="10pt" style:font-weight-asian="bold"/>
    </style:style>
    <style:style style:name="T68" style:family="text">
      <style:text-properties style:font-name="Microsoft YaHei" fo:font-size="9pt" fo:font-style="normal" fo:font-weight="bold"/>
    </style:style>
    <style:style style:name="T69" style:family="text">
      <style:text-properties style:font-name="Microsoft YaHei" fo:font-size="9pt" fo:font-style="normal" fo:font-weight="bold" officeooo:rsid="0047e28b"/>
    </style:style>
    <style:style style:name="T70" style:family="text">
      <style:text-properties style:font-name-asian="Microsoft YaHei" style:font-size-asian="9pt" style:font-style-asian="normal" style:font-weight-asian="bold"/>
    </style:style>
    <style:style style:name="T71" style:family="text">
      <style:text-properties officeooo:rsid="00495bc0"/>
    </style:style>
    <style:style style:name="T72" style:family="text">
      <style:text-properties officeooo:rsid="004e59f2"/>
    </style:style>
    <style:style style:name="T73" style:family="text">
      <style:text-properties officeooo:rsid="005332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2014.8.28</text:p>
      <text:p text:style-name="Standard">今天任务，从数据库里查询数据，并将数据放到页面上进行显示。（从p2ptrade数据库，用户P2PTRADE，表INF_NEWS查询数据）</text:p>
      <text:p text:style-name="Standard"/>
      <text:p text:style-name="Standard">了解jbo框架，使用query.getResultList(boolean)来查询单条数据。</text:p>
      <text:p text:style-name="Standard"/>
      <text:p text:style-name="Standard">//页面显示没有现成的mvc框架，只有几个模块，将几个功能层分开。</text:p>
      <text:p text:style-name="Standard">//业务逻辑层放在p2p/src/com/amarsoft/loanchina/p2pweb/account</text:p>
      <text:p text:style-name="Standard">//控制层放在 p2p/src/com/amarsoft/p2pclient/util的AdvertiseUtil.java类进行控制</text:p>
      <text:p text:style-name="Standard"/>
      <text:p text:style-name="Standard">//trade/src/com/amasoft/p2ptrade/demo编写测试用例。</text:p>
      <text:p text:style-name="Standard"/>
      <text:p text:style-name="Standard"/>
      <text:p text:style-name="Standard">request到response的流程：</text:p>
      <text:p text:style-name="Standard">请求页面 --》包含某页面 --》页面中调用java类进行逻辑处理 --》通过runtrade()方法读取配置文件 --》webservice.xml配置业务类中调用数据读取的类，在handler标签内 --》逻辑类中接受传入的参数，并使用jbo查询数据库中的数据 --》返回给逻辑类 --》返回给页面</text:p>
      <text:p text:style-name="Standard"/>
      <text:p text:style-name="Standard">eg:</text:p>
      <text:p text:style-name="Standard">index.jsp 包含 adv.jsp--》调用类AdvertiseUtil.java处理请求--》寻找配置文件webservice_conf.xml文件中&lt;trade method=”advertise”&gt;的节点下的&lt;handler&gt;节点，并调用此类处理请求--》调用AdvertiseHandler.java请求数据库的数据--》返回上一级..s</text:p>
      <text:p text:style-name="Standard"/>
      <text:p text:style-name="Standard"/>
      <text:p text:style-name="Standard">问题：p2p中的java类是如何调用了trade项目中的xml文件？</text:p>
      <text:p text:style-name="Standard"/>
      <text:p text:style-name="Standard">通过任务学到的东西：</text:p>
      <text:p text:style-name="Standard">1.在jsp页面中的param是request的意思，在使用c:foreach标签的时候，var属性不要使用param，因为这个属性直接代表的是request，可以直接取request设置的值</text:p>
      <text:p text:style-name="Standard">2.在使用JSONArray的返回值并存入result属性内时，jsp页面的内容要使用<text:span text:style-name="T2">pageContext</text:span><text:span text:style-name="T5">.setAttribute(</text:span><text:span text:style-name="T25">"result"</text:span><text:span text:style-name="T5">, </text:span><text:span text:style-name="T2">result</text:span><text:span text:style-name="T5">.get(</text:span><text:span text:style-name="T25">"result"</text:span><text:span text:style-name="T5">));</text:span></text:p>
      <text:p text:style-name="P1">这样使用的值才能在1中使用。</text:p>
      <text:p text:style-name="Standard"><text:span text:style-name="T5">3.了解了请求到相应的流程，两个项目之间是通过使用P2PWeb.</text:span><text:span text:style-name="T6">getTradeRunner</text:span><text:span text:style-name="T5">().runTrade(</text:span><text:span text:style-name="T25">"newmbmo"</text:span><text:span text:style-name="T5">, </text:span><text:span text:style-name="T2">o</text:span><text:span text:style-name="T5">).getReturnObject();</text:span></text:p>
      <text:p text:style-name="P1">这个方法进行跨越的，其中的方法runTrade()调用了配置文件webservice_conf.xml，并通过这个文件调用相应的java类，并返回查询结果。但是其中的内部流程不了解，希望可以有源码参考。</text:p>
      <text:p text:style-name="P1"/>
      <text:p text:style-name="P1">一些疑问：</text:p>
      <text:p text:style-name="P1">为什么不使用开源的mvc框架，此项目中的流程偶和度太高，需要更改的时候，所有的相关的部分都要更改，且结构不是很清晰，看着比较混乱。</text:p>
      <text:p text:style-name="P1"/>
      <text:p text:style-name="P1"/>
      <text:p text:style-name="P1">2014.8.29</text:p>
      <text:p text:style-name="P1">任务：做新闻页面的排版</text:p>
      <text:p text:style-name="P1">方法：按照昨天的方法取出数据，按照loanchina/app/index.jsp页面的方法，进行排版。</text:p>
      <text:p text:style-name="P1">操作相关文件：</text:p>
      <text:p text:style-name="P1">1.orm配置文件：<text:a xlink:type="simple" xlink:href="../../workspace/trade/WebContent/WEB-INF/etc/jbo/jbo_trade.xml">file:///home/amarsoft/workspace/trade/WebContent/WEB-INF/etc/jbo/jbo_trade.xml</text:a></text:p>
      <text:p text:style-name="P1">2.控制器转发业务逻辑表的配置文：<text:a xlink:type="simple" xlink:href="../../workspace/trade/WebContent/WEB-INF/etc/webservice_config.xml">file:///home/amarsoft/workspace/trade/WebContent/WEB-INF/etc/webservice_config.xml</text:a></text:p>
      <text:p text:style-name="P1"/>
      <text:p text:style-name="P1"/>
      <text:p text:style-name="P1"/>
      <text:p text:style-name="P1">疑问：</text:p>
      <text:p text:style-name="P1">1.&lt;p2p:link&gt;标签的内部实现方法，打成jar包了，没有源代码，需要使用反编译软件，进行察看。（整个的实现过程，必须清楚，是对自己的提高）</text:p>
      <text:p text:style-name="P1"><text:soft-page-break/></text:p>
      <text:p text:style-name="P1">2.在获取新闻的列表的时候需要处理oracle的大数据，oracle.sql.Blob这种类型的数据，但是要单独处理，jbo没有办法进行处理，想尝试从<text:span text:style-name="T36">，但是发现貌似没有强转的方法，需要重新使用jdbc进行连接并处理。</text:span></text:p>
      <text:p text:style-name="P47"><text:span text:style-name="T4">通过Connection </text:span><text:span text:style-name="T1">con</text:span><text:span text:style-name="T4"> = com.amarsoft.are.sql.PooledConnectionFactory.</text:span><text:span text:style-name="T21">getConnection</text:span><text:span text:style-name="T4">(</text:span><text:span text:style-name="T24">"als"</text:span><text:span text:style-name="T4">);这个方法可以获得java.sql.Connection。</text:span></text:p>
      <text:p text:style-name="P1"/>
      <text:p text:style-name="P1">2014.9.1</text:p>
      <text:p text:style-name="P1">任务：将oracle数据库中的blob字段显示在jsp页面中。</text:p>
      <text:p text:style-name="P1"/>
      <text:p text:style-name="P1">思路：</text:p>
      <text:p text:style-name="P1">写一个bean，将数据库中的blob字段，任务中字段为“content”，以byte的类型存储起来，作为一个返回值，然后在页面中以IO流的方式输出。</text:p>
      <text:p text:style-name="P1"/>
      <text:p text:style-name="P1">最先是在一个测试类中做出了结果，可以显示出文字，但是没有图片，还输出了一些标签，不知到为什么会出现这个情况。</text:p>
      <text:p text:style-name="P1">问高明，说是图片链接地址有问题，后来说要更改这个存储问题，我看了wordpress平台设计的数据库表，没有使用blob字段，就想知道为什么要将这个图片存储成blob字段，在stackoerflow上面查到一篇，地址</text:p>
      <text:p text:style-name="P1"><text:a xlink:type="simple" xlink:href="http://stackoverflow.com/questions/815626/to-do-or-not-to-do-store-images-in-a-database"><text:span text:style-name="T39">http://stackoverflow.com/questions/815626/to-do-or-not-to-do-store-images-in-a-database</text:span></text:a></text:p>
      <text:p text:style-name="P2">如果没有特别的原因，图片最好是只存储一个链接指向存储图片的位置。</text:p>
      <text:p text:style-name="P2">1.需要分布式存储</text:p>
      <text:p text:style-name="P2">2.数据库经常需要迁移</text:p>
      <text:p text:style-name="P2">3.不希望图片被人盗链，或直接通过链接获得图片。</text:p>
      <text:p text:style-name="P15">2014.9.3 </text:p>
      <text:p text:style-name="P15">制作表单页面</text:p>
      <text:p text:style-name="P15">2014.9.4</text:p>
      <text:p text:style-name="P15">制作详情页</text:p>
      <text:p text:style-name="P48"><text:span text:style-name="T15">要获得session页，需要包含头文件</text:span><text:span text:style-name="T41">&lt;%@</text:span><text:span text:style-name="T44"> </text:span><text:span text:style-name="T46">include</text:span><text:span text:style-name="T44"> </text:span><text:span text:style-name="T48">file</text:span><text:span text:style-name="T50">=</text:span><text:span text:style-name="T26">"/member/include/topsession.jsp"</text:span><text:span text:style-name="T41">%&gt;</text:span></text:p>
      <text:p text:style-name="P3">把后台处理逻辑的分页代码进行了封装。</text:p>
      <text:p text:style-name="P3">在tab页里面放置iframe</text:p>
      <text:p text:style-name="P3">iframe的使用总结</text:p>
      <text:p text:style-name="P3">要导入相应的类里，才能处理页面在头里引入</text:p>
      <text:p text:style-name="P4"><text:span text:style-name="T40">&lt;%@</text:span><text:span text:style-name="T43"> </text:span><text:span text:style-name="T45">page</text:span><text:span text:style-name="T43"> </text:span><text:span text:style-name="T47">language</text:span><text:span text:style-name="T49">=</text:span><text:span text:style-name="T35">"java"</text:span><text:span text:style-name="T43"> </text:span><text:span text:style-name="T47">contentType</text:span><text:span text:style-name="T49">=</text:span><text:span text:style-name="T35">"text/html;charset=GBK"</text:span><text:span text:style-name="T43"> </text:span><text:span text:style-name="T40">%&gt;</text:span></text:p>
      <text:p text:style-name="P4"><text:span text:style-name="T40">&lt;%@</text:span><text:span text:style-name="T43"> </text:span><text:span text:style-name="T45">include</text:span><text:span text:style-name="T43"> </text:span><text:span text:style-name="T47">file</text:span><text:span text:style-name="T49">=</text:span><text:span text:style-name="T35">"/Resources/jspf/top.jspf"</text:span><text:span text:style-name="T40">%&gt;//引入p</text:span><text:span text:style-name="T42">2p标签，及相应的一些页面上下文</text:span></text:p>
      <text:p text:style-name="P4"><text:span text:style-name="T40">&lt;%@</text:span><text:span text:style-name="T43"> </text:span><text:span text:style-name="T45">include</text:span><text:span text:style-name="T43"> </text:span><text:span text:style-name="T47">file</text:span><text:span text:style-name="T49">=</text:span><text:span text:style-name="T35">"/member/include/topsession.jsp"</text:span><text:span text:style-name="T40">%&gt;//</text:span><text:span text:style-name="T42">session的导入</text:span></text:p>
      <text:p text:style-name="P5">iframe的样式，在父结点里使用style属性设置border,width,height</text:p>
      <text:p text:style-name="P6">如果要将链接在他的引用页中显示的话，要使用target标签，设置target=”_parent”。</text:p>
      <text:p text:style-name="P7">分页的样式是放在style.css中的。</text:p>
      <text:p text:style-name="P8">尾部也要加样式，用于try catch块</text:p>
      <text:p text:style-name="P8"><text:span text:style-name="T40">&lt;%@</text:span><text:span text:style-name="T43"> </text:span><text:span text:style-name="T45">include</text:span><text:span text:style-name="T43"> </text:span><text:span text:style-name="T47">file</text:span><text:span text:style-name="T49">=</text:span><text:span text:style-name="T35">"/Resources/jspf/foot.jspf"</text:span><text:span text:style-name="T40">%&gt;</text:span></text:p>
      <text:p text:style-name="P49"/>
      <text:p text:style-name="P8"/>
      <text:p text:style-name="P3">问题，没有开发规范，数据库表的理解混乱，对业务不了解，即使很简单的去表字段也要话很长时间。</text:p>
      <text:p text:style-name="P9">数据库表里面发现很少设外键，但需求文档里面有这个东西。问高明，说是设置了外键对表进行操作的时候，可能会报错误，排错误很麻烦。可以在数据操作类里面使用sql语言进行外键功能的补充。我理解的是，这样施为了开发上的便利，但是对数据库的完整性有伤害，毕竟人不是机器，很容易产生疏忽。如果不报错的话，就不会排错，这些错误就要留给测试人员发现了。</text:p>
      <text:p text:style-name="P9"/>
      <text:p text:style-name="P10">2014.9.5</text:p>
      <text:p text:style-name="P10"/>
      <text:p text:style-name="P10">mission:查询p2p贷款详情页</text:p>
      <text:p text:style-name="P10"/>
      <text:p text:style-name="P10">表中的字段使用的是编码，需要使用函数通过数据库字典机型查询，具体方法</text:p>
      <text:p text:style-name="P10">select getitemname('DistrictCode', city) from loan_apply </text:p>
      <text:p text:style-name="P10">查询表loan_apply 中字段city编号对应的名称（名称直接通过函数getitemname进行查询，城市字典表为DistrictCode，）。</text:p>
      <text:p text:style-name="P10"/>
      <text:p text:style-name="P11">(14时21分42秒) 高明: </text:p>
      <text:p text:style-name="P11">字典表：code_library <text:s/></text:p>
      <text:p text:style-name="P11"><text:soft-page-break/>贷款用途 <text:s/>LoanType 职业 Occupation <text:s/>性别 MLSex </text:p>
      <text:p text:style-name="P11">(14时24分31秒) 高明: </text:p>
      <text:p text:style-name="P11">城市 <text:s/>DistrictCode </text:p>
      <text:p text:style-name="P11">(14时54分05秒) 高明: </text:p>
      <text:p text:style-name="P11">citySelector.pc[27] = new Array("其它", "澳门|香港|台湾","0100|0200|0300"); </text:p>
      <text:p text:style-name="P11">(14时54分15秒) 高明: </text:p>
      <text:p text:style-name="P11">select * from code_library where codeno='DistrictCode' and length(sortno)=8;</text:p>
      <text:p text:style-name="P11"/>
      <text:p text:style-name="P11"/>
      <text:p text:style-name="P11">我的借款状态位对应的详情表<text:span text:style-name="T54">：</text:span></text:p>
      <text:p text:style-name="P11">还款中<text:span text:style-name="T54">，已结清：MyRepayingInfo.jsp?applyNo=${}</text:span></text:p>
      <text:p text:style-name="P11">筹款中<text:span text:style-name="T54">：MyRaisingInfo.jsp?</text:span></text:p>
      <text:p text:style-name="P11">待审核<text:span text:style-name="T54">：MyPendingInfo.jsp?</text:span></text:p>
      <text:p text:style-name="P11">审核未通过<text:span text:style-name="T54">，流标：MyFailedInfo.jsp?</text:span></text:p>
      <text:p text:style-name="P11"/>
      <text:p text:style-name="P12">查看操作需要判断状态位，进行跳转。</text:p>
      <text:p text:style-name="P12"/>
      <text:p text:style-name="P13">2014.9.9</text:p>
      <text:p text:style-name="P13">mission，我的借款查看详情的页面</text:p>
      <text:p text:style-name="P50"><text:span text:style-name="T16">userid--》loan_</text:span><text:span text:style-name="T17">info--&gt;loanNo--&gt;contract_info--&gt;</text:span><text:span text:style-name="T26">CONTRACTID</text:span><text:span text:style-name="T57">--</text:span><text:span text:style-name="T58">》project_info</text:span></text:p>
      <text:p text:style-name="P13"><text:span text:style-name="T35">ti_contract_info</text:span><text:span text:style-name="T55">对应的</text:span><text:span text:style-name="T56">借据号和查出合同号，通过合同号查出项目表</text:span></text:p>
      <text:p text:style-name="P13"/>
      <text:p text:style-name="P13"/>
      <text:p text:style-name="P51"><text:span text:style-name="T18">1.select </text:span><text:span text:style-name="T26">ACCOUNTNO </text:span><text:span text:style-name="T18"><text:s/>from </text:span><text:span text:style-name="T26">ti_loan_info</text:span><text:span text:style-name="T18"> where </text:span><text:span text:style-name="T26">CUSTOMERID</text:span><text:span text:style-name="T18">=:</text:span></text:p>
      <text:p text:style-name="P14"/>
      <text:p text:style-name="P51"><text:span text:style-name="T18">2.select </text:span><text:span text:style-name="T26">CONTRACTID</text:span><text:span text:style-name="T18"> from </text:span><text:span text:style-name="T26">ti_contract_info</text:span><text:span text:style-name="T18"> where </text:span><text:span text:style-name="T26">LOANNO</text:span><text:span text:style-name="T18">=:1.</text:span></text:p>
      <text:p text:style-name="P14"/>
      <text:p text:style-name="P51"><text:span text:style-name="T18">select * from </text:span><text:span text:style-name="T26">ti_project_info</text:span><text:span text:style-name="T18"> where </text:span><text:span text:style-name="T26">CONTRACTID</text:span><text:span text:style-name="T18">=: 2.</text:span></text:p>
      <text:p text:style-name="P52"/>
      <text:p text:style-name="P52">还款计划表</text:p>
      <text:p text:style-name="P53"><text:span text:style-name="T26">ti_payment_schedule</text:span><text:span text:style-name="T8">查询还款期次</text:span></text:p>
      <text:p text:style-name="P54"><text:span text:style-name="T8">s</text:span><text:span text:style-name="T7">elect </text:span></text:p>
      <text:p text:style-name="P54"/>
      <text:p text:style-name="P16">2014.9.10</text:p>
      <text:p text:style-name="P55"><text:span text:style-name="T7">mission:我的借款中：</text:span><text:span text:style-name="T9">筹款中</text:span><text:span text:style-name="T7">、</text:span><text:span text:style-name="T19">待审核</text:span><text:span text:style-name="T14">、</text:span><text:span text:style-name="T9">审核未通过</text:span><text:span text:style-name="T10">，流标这几个状态的页面的编写</text:span></text:p>
      <text:p text:style-name="P18">完成查看付款详情页面的编写</text:p>
      <text:p text:style-name="P56"/>
      <text:p text:style-name="P56"><text:span text:style-name="T10">2</text:span><text:span text:style-name="T7">014.9.11</text:span></text:p>
      <text:p text:style-name="P19">mission：我的借款下状态为筹款的页面的编写</text:p>
      <text:p text:style-name="P56"/>
      <table:table table:name="表格2" table:style-name="表格2">
        <table:table-column table:style-name="表格2.A"/>
        <table:table-column table:style-name="表格2.B"/>
        <table:table-row>
          <table:table-cell table:style-name="表格2.A1" office:value-type="string">
            <text:p text:style-name="Table_20_Contents">贷款金额：0.5</text:p>
          </table:table-cell>
          <table:table-cell table:style-name="表格2.A1" office:value-type="string">
            <text:p text:style-name="Table_20_Contents">期望年利率：13%</text:p>
          </table:table-cell>
        </table:table-row>
        <table:table-row>
          <table:table-cell table:style-name="表格2.A1" office:value-type="string">
            <text:p text:style-name="Table_20_Contents">贷款期限：6个月</text:p>
          </table:table-cell>
          <table:table-cell table:style-name="表格2.A1" office:value-type="string">
            <text:p text:style-name="Table_20_Contents">主要担保方式：无抵押无担保</text:p>
          </table:table-cell>
        </table:table-row>
        <table:table-row>
          <table:table-cell table:style-name="表格2.A1" office:value-type="string">
            <text:p text:style-name="Table_20_Contents">贷款地区：上海-上海-上海</text:p>
          </table:table-cell>
          <table:table-cell table:style-name="表格2.A1" office:value-type="string">
            <text:p text:style-name="Table_20_Contents">还款方式：等额本息</text:p>
          </table:table-cell>
        </table:table-row>
        <table:table-row>
          <table:table-cell table:style-name="表格2.A1" table:number-columns-spanned="2" office:value-type="string">
            <text:p text:style-name="Table_20_Contents">贷款需求说明：</text:p>
          </table:table-cell>
          <table:covered-table-cell/>
        </table:table-row>
      </table:table>
      <text:p text:style-name="P56"/>
      <text:p text:style-name="P20">ti_loan_info</text:p>
      <text:p text:style-name="P62">MAINREPAYMENTMETHOD 主还款方式</text:p>
      <text:p text:style-name="P62">REPAYMENTMETHOD<text:tab/>还款方式</text:p>
      <text:p text:style-name="P57"/>
      <text:p text:style-name="P64">loan_apply </text:p>
      <text:p text:style-name="P64">businesssum <text:s/>贷款金额</text:p>
      <text:p text:style-name="P59"/>
      <text:p text:style-name="P64">ti_project_info_listview</text:p>
      <text:p text:style-name="P64">GRANANTEE <text:s text:c="2"/>担保</text:p>
      <text:p text:style-name="P57"/>
      <text:p text:style-name="P62">ti_loan_info</text:p>
      <text:p text:style-name="P58"><text:span text:style-name="T27">LOANRATE<text:tab/></text:span><text:span text:style-name="T26">贷款利率</text:span></text:p>
      <text:p text:style-name="P62">ti_business_apply</text:p>
      <text:p text:style-name="P63">LOANRATE<text:tab/>贷款利率</text:p>
      <text:p text:style-name="P63"><text:soft-page-break/>ti_project_info_listview</text:p>
      <text:p text:style-name="P63">LOANRATE<text:tab/>贷款利率</text:p>
      <text:p text:style-name="P17"/>
      <text:p text:style-name="P67">ti_loan_info</text:p>
      <text:p text:style-name="P60"><text:span text:style-name="T33">LOANTERM<text:tab/></text:span><text:span text:style-name="T26">贷款期限</text:span></text:p>
      <text:p text:style-name="P69">ti_loan_info</text:p>
      <text:p text:style-name="P67">REPAYMENTMETHOD<text:tab/>还款方式</text:p>
      <text:p text:style-name="P67">loan_apply</text:p>
      <text:p text:style-name="P60"><text:span text:style-name="T33">fundsourcedesc<text:tab/><text:tab/></text:span><text:span text:style-name="T26">贷款用途说明</text:span></text:p>
      <text:p text:style-name="P17"/>
      <text:p text:style-name="P81"/>
      <text:p text:style-name="P81"/>
      <text:p text:style-name="P84">确认字段出处：</text:p>
      <text:p text:style-name="P84"/>
      <text:p text:style-name="P68">还款方式<text:tab/>ti_project_info<text:tab/>PAYMENTMETHOD</text:p>
      <text:p text:style-name="P82"><text:span text:style-name="T33">担保方式<text:tab/></text:span><text:span text:style-name="T26">ti_project_info<text:tab/></text:span><text:span text:style-name="T28">GRANANTEE</text:span></text:p>
      <text:p text:style-name="P82"><text:span text:style-name="T28">投资金额<text:tab/><text:tab/><text:tab/></text:span><text:span text:style-name="T26">LOANAMOUNT</text:span></text:p>
      <text:p text:style-name="P82"><text:span text:style-name="T28">预期年利率<text:tab/><text:tab/><text:tab/></text:span><text:span text:style-name="T26">LOANRATE</text:span></text:p>
      <text:p text:style-name="P85">期限<text:tab/><text:tab/><text:tab/><text:tab/>LOANTERM</text:p>
      <text:p text:style-name="P65"/>
      <text:p text:style-name="P82">贷款用户说明<text:tab/>loan_<text:span text:style-name="T59">apply<text:tab/></text:span><text:span text:style-name="T26">fundsourcedesc</text:span></text:p>
      <text:p text:style-name="P82"><text:span text:style-name="T26">贷款地区<text:tab/>loan_</text:span><text:span text:style-name="T29">apply<text:tab/>省provc城市city</text:span><text:span text:style-name="T26"><text:tab/><text:tab/><text:tab/></text:span></text:p>
      <text:p text:style-name="P82"/>
      <text:p text:style-name="P83"><text:span text:style-name="T28">通过loan_</text:span><text:span text:style-name="T26">apply的applyno和ti_project_info中的contractid对应关系表ti_contract_info中的对应值进行关联</text:span></text:p>
      <text:p text:style-name="P86">select * from ti_project_info pi ,loan_apply <text:s/>la where pi. </text:p>
      <text:p text:style-name="P66">通过ti_contract_s_record查询借款人编号和贷款人编号</text:p>
      <text:p text:style-name="P61"/>
      <text:p text:style-name="P61"><text:span text:style-name="T26">sel</text:span><text:span text:style-name="T30">ect </text:span><text:span text:style-name="T31">userid,inputtime,investsum,</text:span><text:span text:style-name="T30"> from ti_user_contract where contractId=? And relativetype=? And </text:span></text:p>
      <text:p text:style-name="P61"/>
      <text:p text:style-name="P70">2014.9.12</text:p>
      <text:p text:style-name="P70">mission:将筹款的测试数据插入，并进行测试;编写审核中的页面</text:p>
      <text:p text:style-name="P70"/>
      <text:p text:style-name="P71">省的code_library的codeno是areaCode，城市的codeno是 <text:span text:style-name="T20"><text:s/>DistrictCode</text:span></text:p>
      <text:p text:style-name="P71"/>
      <text:p text:style-name="P21">注意：用户基本信息可以从session中获得，详细信息查相应的表。</text:p>
      <text:p text:style-name="P72"><text:span text:style-name="T9">往session里存值使用类：</text:span><text:span text:style-name="T22">com.amarsoft.p2pclient.user.LogonTrade</text:span></text:p>
      <text:p text:style-name="P46"/>
      <text:p text:style-name="P22">2014.9.13</text:p>
      <text:p text:style-name="P22">mission:个人资产认证的页面及控制逻辑代码的编写</text:p>
      <text:p text:style-name="P22"/>
      <text:p text:style-name="P22">有字典选项的字段值需要从数据库中取出，放到select标签中。可以编写一个类专门调取字典值</text:p>
      <text:p text:style-name="P22"/>
      <text:p text:style-name="P23">发现一个问题，哪个字段需要对应字典，如何进行字典值的查看都不是很清楚，，字典对应的字段给的长度和类型都是根据字段名字进行意象给出，其实情况只需要赋予很段的number型即可。</text:p>
      <text:p text:style-name="P23"/>
      <text:p text:style-name="P23"><text:span text:style-name="T60">暂行方法：</text:span>先在页面中把取值进行硬编码<text:span text:style-name="T60">，等待对应表出来之后，再取值。</text:span></text:p>
      <text:p text:style-name="P23"/>
      <text:p text:style-name="P23"/>
      <text:p text:style-name="P24">2014.9.15</text:p>
      <text:p text:style-name="P24">mission:我的借款页面重新设计</text:p>
      <text:p text:style-name="P24">借款申请表和还款计划表关联给出前台显示。</text:p>
      <text:p text:style-name="P24"/>
      <text:p text:style-name="P24"><text:span text:style-name="T49">贷款编号<text:tab/>loan_</text:span><text:span text:style-name="T53">apply<text:tab/>applyno</text:span></text:p>
      <text:p text:style-name="P87"><text:span text:style-name="T50">贷款标题<text:tab/></text:span><text:span text:style-name="T51">loan_apply<text:tab/></text:span><text:span text:style-name="T26">projectname</text:span></text:p>
      <text:p text:style-name="P87"><text:span text:style-name="T50">申请日期<text:tab/></text:span><text:span text:style-name="T51">loan_apply<text:tab/></text:span><text:span text:style-name="T26">applytime</text:span></text:p>
      <text:p text:style-name="P87"><text:span text:style-name="T50">结束日期<text:tab/></text:span><text:span text:style-name="T51">loan_apply<text:tab/>applytime+</text:span><text:span text:style-name="T26">repaytime</text:span><text:span text:style-name="T32">s(月)</text:span></text:p>
      <text:p text:style-name="P87"><text:span text:style-name="T50">借款本金（元）</text:span><text:span text:style-name="T52">loan_apply<text:tab/></text:span><text:span text:style-name="T26">businesssum</text:span></text:p>
      <text:p text:style-name="P87"><text:span text:style-name="T50">还款总额（元）</text:span><text:span text:style-name="T52">ti_payment_schedule <text:tab/>fk(loanno)获取还款总额</text:span></text:p>
      <text:p text:style-name="P88">状态<text:tab/><text:tab/></text:p>
      <text:p text:style-name="P42"><text:soft-page-break/>2014.9.16</text:p>
      <text:p text:style-name="P42">mission:我的贷款页面的细节处理，个人信息页的细节处理</text:p>
      <text:p text:style-name="P42"/>
      <text:p text:style-name="P42">学习<text:span text:style-name="T61">：在进行使用运算函数，并且要进行分页的时候，传参是表字段时需要在取值中取出该字段，否则有可能造成无法无法找到参数字段的错误</text:span></text:p>
      <text:p text:style-name="P42"/>
      <text:p text:style-name="P42">如<text:span text:style-name="T61">：select add_mouths(to_date(applytime,''yyyy/mm/dd),paymenttimes) from loan_apply o;</text:span></text:p>
      <text:p text:style-name="P43">使用增加函数的问题。</text:p>
      <text:p text:style-name="P43">如果进行了分页，则需要更改为</text:p>
      <text:p text:style-name="P43">select o.applytime,add_mouths(to_date(applytime,''yyyy/mm/dd),paymenttimes) from loan_apply o;</text:p>
      <text:p text:style-name="P25"/>
      <text:p text:style-name="P25"/>
      <text:p text:style-name="P26">2014.9.16</text:p>
      <text:p text:style-name="P26">mission：</text:p>
      <text:p text:style-name="P40">个人您信息认证表添加7个新字段</text:p>
      <text:p text:style-name="P45"><text:span text:style-name="T62">家庭存款：<text:tab/>HouseholdDeposits<text:tab/>number</text:span><text:span text:style-name="T63">(18,2)</text:span></text:p>
      <text:p text:style-name="P41">剩余贷款总额：<text:tab/>TotalLoansRemaining<text:tab/>number<text:span text:style-name="T64">(18,2)</text:span></text:p>
      <text:p text:style-name="P41">贷款总金额：<text:tab/>TotalLoans<text:tab/><text:tab/>number<text:span text:style-name="T64">(18,2)</text:span></text:p>
      <text:p text:style-name="P41">月还款额：<text:tab/>MonthlyPayment<text:tab/>number<text:span text:style-name="T64">(18,2)</text:span></text:p>
      <text:p text:style-name="P40">贷款期限：<text:tab/>loantimes<text:tab/><text:tab/><text:span text:style-name="T64">INTEGER</text:span></text:p>
      <text:p text:style-name="P40">贷款机构：<text:tab/>LendingInstitution<text:tab/><text:span text:style-name="T64">VARCHAR2（200）</text:span></text:p>
      <text:p text:style-name="P40">贷款逾期情况：<text:tab/><text:tab/>LoansOverdue<text:tab/><text:span text:style-name="T64">VARCHAR2（400）</text:span></text:p>
      <text:p text:style-name="P40"/>
      <text:p text:style-name="P44">给个人信息页面绑样式</text:p>
      <text:p text:style-name="P44"/>
      <text:p text:style-name="P76"/>
      <text:p text:style-name="P28">企业认证信息命名</text:p>
      <text:p text:style-name="P76">企业名称<text:tab/><text:tab/>enterprise<text:span text:style-name="T71">Name</text:span></text:p>
      <text:p text:style-name="P76">企业地址<text:tab/><text:tab/><text:span text:style-name="T71">enterpriseAdd</text:span></text:p>
      <text:p text:style-name="P76">营业执照号<text:tab/><text:tab/><text:span text:style-name="T71">enterpriseLicence</text:span></text:p>
      <text:p text:style-name="P76">组织机构代码</text:p>
      <text:p text:style-name="P76">注册资本</text:p>
      <text:p text:style-name="P76">实到资本</text:p>
      <text:p text:style-name="P76">法人姓名</text:p>
      <text:p text:style-name="P76">主要股东及其出资方式</text:p>
      <text:p text:style-name="P76"/>
      <text:p text:style-name="P76">家庭房产</text:p>
      <text:p text:style-name="P76">房产总价值</text:p>
      <text:p text:style-name="P76">家庭购买汽车</text:p>
      <text:p text:style-name="P76">汽车总价值</text:p>
      <text:p text:style-name="P76">家庭存款</text:p>
      <text:p text:style-name="P76">剩余贷款总额</text:p>
      <text:p text:style-name="P76">贷款总金额</text:p>
      <text:p text:style-name="P76">月还款额</text:p>
      <text:p text:style-name="P76">贷款期限</text:p>
      <text:p text:style-name="P76">获贷机构</text:p>
      <text:p text:style-name="P76">贷款逾期情况</text:p>
      <text:p text:style-name="P76"/>
      <text:p text:style-name="P78"><text:span text:style-name="T37">主要设备及其数量：</text:span>房产总价值，目前市值</text:p>
      <text:p text:style-name="P77">土地及其面积：房产总价值，目前市值</text:p>
      <text:p text:style-name="P76"/>
      <text:p text:style-name="P76"/>
      <text:p text:style-name="P79"><text:span text:style-name="T38">实际产能：</text:span><text:span text:style-name="T68">2013</text:span><text:span text:style-name="T70">年，</text:span><text:span text:style-name="T68">201</text:span><text:span text:style-name="T69">4</text:span><text:span text:style-name="T70">年（最近两年）</text:span></text:p>
      <text:p text:style-name="P77">电费（水费、煤气费）：<text:span text:style-name="T68">2013</text:span>年，<text:span text:style-name="T68">201</text:span><text:span text:style-name="T69">4</text:span>年（最近两年）</text:p>
      <text:p text:style-name="P77">开工率：<text:span text:style-name="T68">2013</text:span>年，<text:span text:style-name="T68">201</text:span><text:span text:style-name="T69">4</text:span>年（最近两年）</text:p>
      <text:p text:style-name="P77">采购量：<text:span text:style-name="T68">2013</text:span>年，<text:span text:style-name="T68">201</text:span><text:span text:style-name="T69">4</text:span>年（最近两年）</text:p>
      <text:p text:style-name="P77">出库量：<text:span text:style-name="T68">2013</text:span>年，<text:span text:style-name="T68">201</text:span><text:span text:style-name="T69">4</text:span>年（最近两年）</text:p>
      <text:p text:style-name="P76"/>
      <text:p text:style-name="P76">银行存款</text:p>
      <text:p text:style-name="P76">应收账款（前<text:span text:style-name="T68">5</text:span>家名称、金额、账龄）</text:p>
      <text:p text:style-name="P76">应收票据</text:p>
      <text:p text:style-name="P76">总资产</text:p>
      <text:p text:style-name="P76">净资产</text:p>
      <text:p text:style-name="P76"><text:soft-page-break/>银行借款及担保方式</text:p>
      <text:p text:style-name="P76">对外担保</text:p>
      <text:p text:style-name="P76">应付账款（前<text:span text:style-name="T68">5</text:span>家名称、金额、账龄）</text:p>
      <text:p text:style-name="P76">主要采购原料及前<text:span text:style-name="T68">5</text:span>名客户名称与金额</text:p>
      <text:p text:style-name="P76">应付票据</text:p>
      <text:p text:style-name="P76">民间借贷</text:p>
      <text:p text:style-name="P76">总负债</text:p>
      <text:p text:style-name="P76">营业收入</text:p>
      <text:p text:style-name="P76">营业成本</text:p>
      <text:p text:style-name="P76">毛利润</text:p>
      <text:p text:style-name="P76">净利润</text:p>
      <text:p text:style-name="P76">管理费用</text:p>
      <text:p text:style-name="P76">财务费用</text:p>
      <text:p text:style-name="P76">员工人员及工资支出</text:p>
      <text:p text:style-name="P76">场地租赁费用支出</text:p>
      <text:p text:style-name="P76">采购发票开票量</text:p>
      <text:p text:style-name="P76">销售发票开票量</text:p>
      <text:p text:style-name="P76">银行流水收入</text:p>
      <text:p text:style-name="P76">流转税</text:p>
      <text:p text:style-name="P76">个人所得税</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27">学习：</text:p>
      <text:p text:style-name="P27">1.校验框架的使用方法</text:p>
      <text:p text:style-name="P27"/>
      <text:p text:style-name="P75"><text:tab/>$("input[name='CreditCards']").formValidator({</text:p>
      <text:p text:style-name="P89"><text:tab/><text:tab/>onShow:"",</text:p>
      <text:p text:style-name="P87"><text:span text:style-name="T65"><text:tab/><text:tab/>onFocus:"</text:span><text:span text:style-name="T66">jhygughjhg</text:span><text:span text:style-name="T65">",</text:span></text:p>
      <text:p text:style-name="P89"><text:tab/><text:tab/>onCorrect:"",</text:p>
      <text:p text:style-name="P87"><text:span text:style-name="T65"><text:tab/>}).regexValidator({regExp:"</text:span><text:span text:style-name="T66">intege</text:span><text:span text:style-name="T65">",dataType:"</text:span><text:span text:style-name="T66">enum</text:span><text:span text:style-name="T65">",onError:"卡数量需为整数"});</text:span></text:p>
      <text:p text:style-name="P88"><text:tab/></text:p>
      <text:p text:style-name="P27"><text:tab/>错误提示框的提示id默认为选择器所选择的元素的id+Tip，也可使用errorid的方法设置其id值</text:p>
      <text:p text:style-name="P27"/>
      <text:p text:style-name="P27">2.try catch的处理</text:p>
      <text:p text:style-name="P73"><text:span text:style-name="T11"><text:tab/>在后台trade项目中如果有try catch语句的话，错误代码是需要向上抛出的，可以使用</text:span><text:span text:style-name="T3">e</text:span><text:span text:style-name="T22">.printStackTrace();在后台提示错误信息，但是一定要定义一个错误信息向前台抛出信息，如：<text:tab/></text:span></text:p>
      <text:p text:style-name="P73"><text:span text:style-name="T67">throw</text:span><text:span text:style-name="T22"> </text:span><text:span text:style-name="T67">new</text:span><text:span text:style-name="T22"> HandlerException(</text:span><text:span text:style-name="T34">"saveuseronline.error"</text:span><text:span text:style-name="T22">);</text:span></text:p>
      <text:p text:style-name="P74"><text:span text:style-name="T22">每个项目中的</text:span><text:span text:style-name="T23">WebContent/WEB-INF/etc/error_code.xml目录有相应的错误配置信息</text:span></text:p>
      <text:p text:style-name="P27"/>
      <text:p text:style-name="P27"/>
      <text:p text:style-name="P29">---个人借款状态 </text:p>
      <text:p text:style-name="P29"><text:s/>getUserAppStatus(applicationid) </text:p>
      <text:p text:style-name="P29"><text:s/>--机构投标状态 </text:p>
      <text:p text:style-name="P29">getOrgAppStatus(pAppId varchar2,pUserId varchar2) </text:p>
      <text:p text:style-name="P29"/>
      <text:p text:style-name="P30">使用loanchina用户登录 地址为192.168.1.250/orcl，其中函数getUserAppStatus(applicationid)通过applicationid获得状态的名称。</text:p>
      <text:p text:style-name="P30"/>
      <text:p text:style-name="P31">2014.9.18</text:p>
      <text:p text:style-name="P31">mission:给p2p贷款申请列表的各个状态的详情页绑定样式。</text:p>
      <text:p text:style-name="P31">解决个人资产认证页面的上传的问题（昨天晚上的上传类有问题，有一个jar包没有添加，common-<text:soft-page-break/>io.jar）</text:p>
      <text:p text:style-name="P33">仍然有问题。。获取不到文件的路径</text:p>
      <text:p text:style-name="P33"/>
      <text:p text:style-name="P33">疑问：借款申请里的根据状态位显示不同记录的下拉列表里的状态位合同表里的状态，如何根据合同表的状态选择显示借款申请表的记录？</text:p>
      <text:p text:style-name="P31"/>
      <text:p text:style-name="P32">学习：</text:p>
      <text:p text:style-name="P32">表结构生成计划：</text:p>
      <text:p text:style-name="P32">提交申请表（intsert <text:span text:style-name="T72">loan_apply)---审核通过---&gt;</text:span></text:p>
      <text:p text:style-name="P34">生成合同（insert CONTRACT_INFO,insert user_contract),更新状态（update loan_apply),生成主项目（insert PROJECT_INFO)---拆标---&gt;</text:p>
      <text:p text:style-name="P34">生成项目(insert PROJECT_INFO),核算生成模拟还款计划（insert acct_payment_schedule），信贷生成模拟收益计划(insert income_schedule)---投标成功，放款---&gt;</text:p>
      <text:p text:style-name="P34">生成借据（insert acct_loan),生成子合同（insert user_contract),核算生成还款计划（insert acct_payment_schedule),信贷生成收益计划(insert income_schedule)</text:p>
      <text:p text:style-name="P32"/>
      <text:p text:style-name="P34">发起还款--&gt;核算生成还款记录（insert acct_back_bill(核算）），核算生成还款对应各期明细（insert acct_back_detail)--&gt;信贷生成收益明细（insert income_detail)</text:p>
      <text:p text:style-name="P34"/>
      <text:p text:style-name="P35">2014.9.19</text:p>
      <text:p text:style-name="P35">mission:调整我的贷款列表页和详情页的细节问题</text:p>
      <text:p text:style-name="P35"/>
      <text:p text:style-name="P35">意外：1.列表出来后通过点击后面的查看，无论是否有数据，必须展示页面，</text:p>
      <text:p text:style-name="P35">2.列表页之前是通过状态和项目号进入详情页，为了页面的安全不能传状态值。</text:p>
      <text:p text:style-name="P35">3.详情页展示的时候每一个单独的模块通过一个单独的交易进行调取数据。</text:p>
      <text:p text:style-name="P35"/>
      <text:p text:style-name="P36">方法：</text:p>
      <text:p text:style-name="P80"><text:span text:style-name="T13">1.</text:span><text:span text:style-name="T12">交互弹出页面，通过已经编辑好的页面（accountinfo.jsp,第26行</text:span><text:span text:style-name="T48">onclick</text:span><text:span text:style-name="T50">=</text:span><text:span text:style-name="T26">"lightboxshow</text:span></text:p>
      <text:p text:style-name="P35">）学习使用。</text:p>
      <text:p text:style-name="P80"><text:span text:style-name="T13">2.</text:span>前四个 loan_apply    状态 applystatus  字典 codeno='LoanApplyStatus';</text:p>
      <text:p text:style-name="Standard">投标  project_info   状态 status  (0,1 投标中,2 投标成功) ，acct_payment_schedule_tmp(还款总额)</text:p>
      <text:p text:style-name="Standard">流标不做</text:p>
      <text:p text:style-name="Standard"> </text:p>
      <text:p text:style-name="Standard">还款开始</text:p>
      <text:p text:style-name="Standard">acct_loan  状态 loanstatus  字典 codeno='LoanStatus'      ，acct_payment_schedule(还款总额)</text:p>
      <text:p text:style-name="P37"/>
      <text:p text:style-name="P38">2014.9.22</text:p>
      <text:p text:style-name="P38">mission：个人贷款申请页的调节，jbo中的sql语句不支持复杂的子查询</text:p>
      <text:p text:style-name="P38"/>
      <text:p text:style-name="P39">2014.9.23</text:p>
      <text:p text:style-name="P39">mission:</text:p>
      <text:p text:style-name="P39"/>
      <text:p text:style-name="P91">学习：</text:p>
      <text:p text:style-name="P91"><text:span text:style-name="T73">1.</text:span>查询信息的时候处于安全的考虑，需要添加限制条件，当前用户无法在登录后自己添加编号，查询别人的编号，因此要在后台查询条件中添加userid的判断。</text:p>
      <text:p text:style-name="P39"/>
      <text:p text:style-name="P92">2.jbo在更新数据的时候，需要将主键一起查询出来，否则无法保存。</text:p>
      <text:p text:style-name="P92"/>
      <text:p text:style-name="P92">Select feiled1,feiled2,pk from table where pk='';</text:p>
      <text:p text:style-name="P92"/>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Microsoft YaHei" svg:font-family="'Microsoft YaHei'"/>
    <style:font-face style:name="Monospace1" svg:font-family="Monospace" style:font-family-generic="roman"/>
    <style:font-face style:name="Monospace" svg:font-family="Monospace"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arsoft </meta:initial-creator>
    <meta:creation-date>2014-08-28T10:21:45</meta:creation-date>
    <dc:date>2014-09-23T16:16:39.046228028</dc:date>
    <meta:editing-duration>P1DT17H9M24S</meta:editing-duration>
    <meta:editing-cycles>70</meta:editing-cycles>
    <meta:generator>LibreOffice/4.2.6.3$Linux_X86_64 LibreOffice_project/420m0$Build-3</meta:generator>
    <meta:document-statistic meta:table-count="1" meta:image-count="0" meta:object-count="0" meta:page-count="7" meta:paragraph-count="275" meta:word-count="3937" meta:character-count="8464" meta:non-whitespace-character-count="8198"/>
  </office:meta>
</office:document-meta>
</file>